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Mono" svg:font-family="'Google Sans Mono'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Google Sans Mono" fo:font-size="10.5pt" fo:font-weight="normal" fo:background-color="#f0f4f9"/>
    </style:style>
    <style:style style:name="P2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fo:color="#000000" style:font-name="Google Sans Mono" fo:font-size="10.5pt" fo:font-weight="normal" fo:background-color="#f0f4f9"/>
    </style:style>
    <style:style style:name="P3" style:family="paragraph" style:parent-style-name="Standard">
      <style:paragraph-properties style:line-height-at-least="0.198in"/>
      <style:text-properties fo:color="#000000" fo:background-color="#f0f4f9"/>
    </style:style>
    <style:style style:name="P4" style:family="paragraph" style:parent-style-name="Standard">
      <style:paragraph-properties style:line-height-at-least="0.198in"/>
      <style:text-properties fo:color="#188038" fo:background-color="#f0f4f9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</style:style>
    <style:style style:name="P7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</style:style>
    <style:style style:name="P8" style:family="paragraph" style:parent-style-name="Standard">
      <style:paragraph-properties fo:margin-top="0in" fo:margin-bottom="0.1965in" style:line-height-at-least="0.198in"/>
    </style:style>
    <style:style style:name="P9" style:family="paragraph" style:parent-style-name="Text_20_body">
      <style:text-properties style:font-name="Arial" fo:font-size="12pt" style:font-size-asian="12pt" style:font-size-complex="12pt"/>
    </style:style>
    <style:style style:name="P10" style:family="paragraph" style:parent-style-name="Text_20_body" style:list-style-name="L1">
      <style:text-properties style:font-name="Arial" fo:font-size="12pt" style:font-size-asian="12pt" style:font-size-complex="12pt"/>
    </style:style>
    <style:style style:name="P11" style:family="paragraph" style:parent-style-name="Text_20_body" style:list-style-name="L2">
      <style:text-properties style:font-name="Arial" fo:font-size="12pt" style:font-size-asian="12pt" style:font-size-complex="12pt"/>
    </style:style>
    <style:style style:name="P12" style:family="paragraph" style:parent-style-name="Text_20_body" style:list-style-name="L3">
      <style:text-properties style:font-name="Arial" fo:font-size="12pt" style:font-size-asian="12pt" style:font-size-complex="12pt"/>
    </style:style>
    <style:style style:name="P13" style:family="paragraph" style:parent-style-name="Text_20_body">
      <style:text-properties style:font-name="Arial" fo:font-size="12pt" fo:font-weight="bold" style:font-size-asian="12pt" style:font-size-complex="12pt"/>
    </style:style>
    <style:style style:name="P14" style:family="paragraph" style:parent-style-name="Heading_20_3">
      <style:paragraph-properties fo:text-align="start" style:justify-single-word="false">
        <style:tab-stops>
          <style:tab-stop style:position="0in"/>
        </style:tab-stops>
      </style:paragraph-properties>
      <style:text-properties fo:color="#000000" style:font-name="Arial" fo:font-size="12pt" fo:font-weight="bold" fo:background-color="#f0f4f9" style:font-size-asian="12pt" style:font-weight-asian="bold" style:font-size-complex="12pt" style:font-weight-complex="bold"/>
    </style:style>
    <style:style style:name="T1" style:family="text">
      <style:text-properties fo:color="#808080"/>
    </style:style>
    <style:style style:name="T2" style:family="text">
      <style:text-properties fo:color="#808080" style:font-name="Google Sans Mono" fo:font-size="10.5pt" fo:font-weight="normal" fo:background-color="#f0f4f9"/>
    </style:style>
    <style:style style:name="T3" style:family="text">
      <style:text-properties fo:color="#808080" fo:font-size="10.5pt" fo:font-weight="normal" fo:background-color="#f0f4f9"/>
    </style:style>
    <style:style style:name="T4" style:family="text">
      <style:text-properties fo:color="#808080" fo:font-weight="normal" fo:background-color="#f0f4f9"/>
    </style:style>
    <style:style style:name="T5" style:family="text">
      <style:text-properties fo:color="#ff0000"/>
    </style:style>
    <style:style style:name="T6" style:family="text">
      <style:text-properties fo:color="#ff0000" style:font-name="Google Sans Mono" fo:font-size="10.5pt" fo:font-weight="normal"/>
    </style:style>
    <style:style style:name="T7" style:family="text">
      <style:text-properties fo:color="#ff0000" style:font-name="Google Sans Mono" fo:font-size="10.5pt" fo:font-weight="normal" fo:background-color="#f0f4f9"/>
    </style:style>
    <style:style style:name="T8" style:family="text">
      <style:text-properties fo:color="#383838"/>
    </style:style>
    <style:style style:name="T9" style:family="text">
      <style:text-properties fo:color="#383838" style:font-name="Google Sans Mono" fo:font-size="10.5pt" fo:font-weight="normal"/>
    </style:style>
    <style:style style:name="T10" style:family="text">
      <style:text-properties fo:color="#800000"/>
    </style:style>
    <style:style style:name="T11" style:family="text">
      <style:text-properties fo:color="#800000" style:font-name="Google Sans Mono" fo:font-size="10.5pt" fo:font-weight="normal"/>
    </style:style>
    <style:style style:name="T12" style:family="text">
      <style:text-properties fo:color="#0000ff"/>
    </style:style>
    <style:style style:name="T13" style:family="text">
      <style:text-properties fo:color="#0000ff" style:font-name="Google Sans Mono" fo:font-size="10.5pt" fo:font-weight="normal"/>
    </style:style>
    <style:style style:name="T14" style:family="text">
      <style:text-properties fo:font-weight="normal" fo:background-color="#f0f4f9"/>
    </style:style>
    <style:style style:name="T15" style:family="text">
      <style:text-properties style:font-name="Google Sans Mono" fo:font-size="10.5pt" fo:font-weight="normal"/>
    </style:style>
    <style:style style:name="T16" style:family="text">
      <style:text-properties fo:color="#188038"/>
    </style:style>
    <style:style style:name="T17" style:family="text">
      <style:text-properties fo:color="#188038" style:font-name="Google Sans Mono" fo:font-size="10.5pt" fo:font-weight="normal"/>
    </style:style>
    <style:style style:name="T18" style:family="text">
      <style:text-properties fo:color="#0451a5" style:font-name="Google Sans Mono" fo:font-size="10.5pt" fo:font-weight="normal"/>
    </style:style>
    <style:style style:name="T19" style:family="text">
      <style:text-properties fo:color="#098658" style:font-name="Google Sans Mono" fo:font-size="10.5pt" fo:font-weight="normal"/>
    </style:style>
    <style:style style:name="T20" style:family="text">
      <style:text-properties fo:color="#8430ce" style:font-name="Google Sans Mono" fo:font-size="10.5pt" fo:font-weight="normal"/>
    </style:style>
    <style:style style:name="T21" style:family="text">
      <style:text-properties fo:color="#5f6368" style:font-name="Google Sans Mono" fo:font-size="10.5pt" fo:font-weight="normal"/>
    </style:style>
    <style:style style:name="T22" style:family="text">
      <style:text-properties fo:color="#b55908" style:font-name="Google Sans Mono" fo:font-size="10.5pt" fo:font-weight="normal"/>
    </style:style>
    <style:style style:name="T23" style:family="text">
      <style:text-properties fo:color="#008080" style:font-name="Google Sans Mono" fo:font-size="10.5pt" fo:font-weight="normal"/>
    </style:style>
    <style:style style:name="T24" style:family="text">
      <style:text-properties style:font-name="Arial"/>
    </style:style>
    <style:style style:name="T25" style:family="text">
      <style:text-properties style:font-name="Arial" fo:font-size="14pt" style:font-size-asian="14pt" style:font-size-complex="14pt"/>
    </style:style>
    <style:style style:name="T2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weight="bold"/>
    </style:style>
    <style:style style:name="T28" style:family="text">
      <style:text-properties fo:background-color="#f0f4f9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6">Video Generator for Social Media</text:span><text:line-break/><text:line-break/></text:p>
      <text:h text:style-name="P14" text:outline-level="3">How to Use the Generator</text:h>
      <text:p text:style-name="P9">This is a comprehensive tool to help you create video content from a simple idea. It's designed to be a step-by-step process.<text:line-break/></text:p>
      <text:p text:style-name="P13">Step 1: Input Your Idea</text:p>
      <text:p text:style-name="P9">Start by providing the core concept for your video in the <text:span text:style-name="T27">"Social Media Video Idea"</text:span> text box. Be as specific or as general as you like. This will be used by the AI to create a full script or a scene-by-scene breakdown.<text:line-break/></text:p>
      <text:p text:style-name="P13">Step 2: Generate Content</text:p>
      <text:p text:style-name="P9">You have two options for generating content from your idea:</text:p>
      <text:list xml:id="list1438926493062709239" text:style-name="L1">
        <text:list-item>
          <text:p text:style-name="P10"><text:span text:style-name="T27">Generate Script:</text:span> Click the <text:span text:style-name="T27">"Generate Script"</text:span> button. The AI will write a complete script with a shot list, dialogue, and on-screen text, and it will paste this into the <text:span text:style-name="T27">"Paste your text or script"</text:span> field.</text:p>
        </text:list-item>
        <text:list-item>
          <text:p text:style-name="P10"><text:span text:style-name="T27">Generate Video Content:</text:span> Click the <text:span text:style-name="T27">"Generate Video Content"</text:span> button. The AI will analyze your idea (or the script you pasted) and directly create an editable list of scenes.<text:line-break/></text:p>
        </text:list-item>
      </text:list>
      <text:p text:style-name="P13">Step 3: Edit and Refine</text:p>
      <text:p text:style-name="P9">After you click <text:span text:style-name="T27">"Generate Video Content,"</text:span> a list of editable scenes will appear. You can:</text:p>
      <text:list xml:id="list5026604637271814412" text:style-name="L2">
        <text:list-item>
          <text:p text:style-name="P11"><text:span text:style-name="T27">Edit the Scene Titles:</text:span> Change the text in each scene's input box to be more descriptive or to better fit your vision.</text:p>
        </text:list-item>
        <text:list-item>
          <text:p text:style-name="P11"><text:span text:style-name="T27">Change the Number of Images:</text:span> Adjust the value in the "Number of Images" field for each scene. This tells the generator how many images to create for that specific part of the video.</text:p>
        </text:list-item>
        <text:list-item>
          <text:p text:style-name="P11"><text:span text:style-name="T27">Add Another Scene:</text:span> Click the <text:span text:style-name="T27">"Add Another Scene"</text:span> button at the bottom to manually add an additional scene at any time.<text:line-break/></text:p>
        </text:list-item>
      </text:list>
      <text:p text:style-name="P13">Step 4: Generate the Timeline and Images</text:p>
      <text:p text:style-name="P9">Once your scenes are exactly how you want them, you can proceed with the following actions:</text:p>
      <text:list xml:id="list7407337554585271306" text:style-name="L3">
        <text:list-item>
          <text:p text:style-name="P12"><text:span text:style-name="T27">Generate Timeline:</text:span> After entering a total video duration in seconds, click this button to get a detailed breakdown of how long each scene should be.</text:p>
        </text:list-item>
        <text:list-item>
          <text:p text:style-name="P12"><text:span text:style-name="T27">Generate Images:</text:span> Click this button to generate a series of images for each scene, based on the titles and number of images you've specified.</text:p>
        </text:list-item>
      </text:list>
      <text:p text:style-name="P2"><text:span text:style-name="T2"/></text:p>
      <text:p text:style-name="P2"><text:span text:style-name="T2"/></text:p>
      <text:p text:style-name="P2"><text:soft-page-break/><text:span text:style-name="T1">&lt;!DOCTYPE</text:span><text:span text:style-name="T5"> html</text:span><text:span text:style-name="T1">&gt;</text:span></text:p>
      <text:p text:style-name="P1"><text:span text:style-name="T8">&lt;</text:span><text:span text:style-name="T10">html</text:span> <text:span text:style-name="T5">lang</text:span><text:span text:style-name="T8">=</text:span><text:span text:style-name="T12">"en"</text:span><text:span text:style-name="T8">&gt;</text:span></text:p>
      <text:p text:style-name="P1"><text:span text:style-name="T8">&lt;</text:span><text:span text:style-name="T10">head</text:span><text:span text:style-name="T8">&gt;</text:span></text:p>
      <text:p text:style-name="P3">    <text:span text:style-name="T9">&lt;</text:span><text:span text:style-name="T11">meta</text:span><text:span text:style-name="T15"> </text:span><text:span text:style-name="T6">charset</text:span><text:span text:style-name="T9">=</text:span><text:span text:style-name="T13">"UTF-8"</text:span><text:span text:style-name="T9">&gt;</text:span></text:p>
      <text:p text:style-name="P3">    <text:span text:style-name="T9">&lt;</text:span><text:span text:style-name="T11">meta</text:span><text:span text:style-name="T15"> </text:span><text:span text:style-name="T6">name</text:span><text:span text:style-name="T9">=</text:span><text:span text:style-name="T13">"viewport"</text:span><text:span text:style-name="T15"> </text:span><text:span text:style-name="T6">content</text:span><text:span text:style-name="T9">=</text:span><text:span text:style-name="T13">"width=device-width, initial-scale=1.0"</text:span><text:span text:style-name="T9">&gt;</text:span></text:p>
      <text:p text:style-name="P3">    <text:span text:style-name="T9">&lt;</text:span><text:span text:style-name="T11">title</text:span><text:span text:style-name="T9">&gt;</text:span><text:span text:style-name="T15">Video Scene Generator</text:span><text:span text:style-name="T9">&lt;/</text:span><text:span text:style-name="T11">title</text:span><text:span text:style-name="T9">&gt;</text:span></text:p>
      <text:p text:style-name="P3">    <text:span text:style-name="T9">&lt;</text:span><text:span text:style-name="T11">script</text:span><text:span text:style-name="T15"> </text:span><text:span text:style-name="T6">src</text:span><text:span text:style-name="T9">=</text:span><text:span text:style-name="T13">"https://cdn.tailwindcss.com"</text:span><text:span text:style-name="T9">&gt;&lt;/</text:span><text:span text:style-name="T11">script</text:span><text:span text:style-name="T9">&gt;</text:span></text:p>
      <text:p text:style-name="P3">    <text:span text:style-name="T9">&lt;</text:span><text:span text:style-name="T11">link</text:span><text:span text:style-name="T15"> </text:span><text:span text:style-name="T6">rel</text:span><text:span text:style-name="T9">=</text:span><text:span text:style-name="T13">"preconnect"</text:span><text:span text:style-name="T15"> </text:span><text:span text:style-name="T6">href</text:span><text:span text:style-name="T9">=</text:span><text:span text:style-name="T13">"https://fonts.googleapis.com"</text:span><text:span text:style-name="T9">&gt;</text:span></text:p>
      <text:p text:style-name="P3">    <text:span text:style-name="T9">&lt;</text:span><text:span text:style-name="T11">link</text:span><text:span text:style-name="T15"> </text:span><text:span text:style-name="T6">rel</text:span><text:span text:style-name="T9">=</text:span><text:span text:style-name="T13">"preconnect"</text:span><text:span text:style-name="T15"> </text:span><text:span text:style-name="T6">href</text:span><text:span text:style-name="T9">=</text:span><text:span text:style-name="T13">"https://fonts.gstatic.com"</text:span><text:span text:style-name="T15"> </text:span><text:span text:style-name="T6">crossorigin</text:span><text:span text:style-name="T9">&gt;</text:span></text:p>
      <text:p text:style-name="P3">    <text:span text:style-name="T9">&lt;</text:span><text:span text:style-name="T11">link</text:span><text:span text:style-name="T15"> </text:span><text:span text:style-name="T6">href</text:span><text:span text:style-name="T9">=</text:span><text:span text:style-name="T13">"https://fonts.googleapis.com/css2?family=Inter:wght@400;500;700&amp;display=swap"</text:span><text:span text:style-name="T15"> </text:span><text:span text:style-name="T6">rel</text:span><text:span text:style-name="T9">=</text:span><text:span text:style-name="T13">"stylesheet"</text:span><text:span text:style-name="T9">&gt;</text:span></text:p>
      <text:p text:style-name="P3">    <text:span text:style-name="T9">&lt;</text:span><text:span text:style-name="T11">style</text:span><text:span text:style-name="T9">&gt;</text:span></text:p>
      <text:p text:style-name="P3">        <text:span text:style-name="T11">body</text:span><text:span text:style-name="T15"> {</text:span></text:p>
      <text:p text:style-name="P3">            <text:span text:style-name="T6">font-family:</text:span><text:span text:style-name="T15"> </text:span><text:span text:style-name="T17">'Inter'</text:span><text:span text:style-name="T15">, </text:span><text:span text:style-name="T18">sans-serif</text:span><text:span text:style-name="T15">;</text:span></text:p>
      <text:p text:style-name="P3">            <text:span text:style-name="T6">background-color:</text:span><text:span text:style-name="T15"> </text:span><text:span text:style-name="T18">#1a202c</text:span><text:span text:style-name="T15">;</text:span></text:p>
      <text:p text:style-name="P3">            <text:span text:style-name="T6">color:</text:span><text:span text:style-name="T15"> </text:span><text:span text:style-name="T18">#e2e8f0</text:span><text:span text:style-name="T15">;</text:span></text:p>
      <text:p text:style-name="P3">        <text:span text:style-name="T15">}</text:span></text:p>
      <text:p text:style-name="P3">        <text:span text:style-name="T11">.container</text:span><text:span text:style-name="T15"> {</text:span></text:p>
      <text:p text:style-name="P3">            <text:span text:style-name="T6">max-width:</text:span><text:span text:style-name="T15"> </text:span><text:span text:style-name="T19">800px</text:span><text:span text:style-name="T15">;</text:span></text:p>
      <text:p text:style-name="P3">            <text:span text:style-name="T6">margin:</text:span><text:span text:style-name="T15"> </text:span><text:span text:style-name="T19">0</text:span><text:span text:style-name="T15"> </text:span><text:span text:style-name="T18">auto</text:span><text:span text:style-name="T15">;</text:span></text:p>
      <text:p text:style-name="P3">            <text:span text:style-name="T6">padding:</text:span><text:span text:style-name="T15"> </text:span><text:span text:style-name="T19">2rem</text:span><text:span text:style-name="T15">;</text:span></text:p>
      <text:p text:style-name="P3">        <text:span text:style-name="T15">}</text:span></text:p>
      <text:p text:style-name="P3">        <text:span text:style-name="T11">input</text:span><text:span text:style-name="T15">, </text:span><text:span text:style-name="T11">textarea</text:span><text:span text:style-name="T15">, </text:span><text:span text:style-name="T11">button</text:span><text:span text:style-name="T15">, </text:span><text:span text:style-name="T11">.section</text:span><text:span text:style-name="T15">, </text:span><text:span text:style-name="T11">select</text:span><text:span text:style-name="T15"> {</text:span></text:p>
      <text:p text:style-name="P3">            <text:span text:style-name="T6">border-radius:</text:span><text:span text:style-name="T15"> </text:span><text:span text:style-name="T19">0.5rem</text:span><text:span text:style-name="T15">;</text:span></text:p>
      <text:p text:style-name="P3">        <text:span text:style-name="T15">}</text:span></text:p>
      <text:p text:style-name="P3">        <text:span text:style-name="T11">.message-box</text:span><text:span text:style-name="T15"> {</text:span></text:p>
      <text:p text:style-name="P3">            <text:span text:style-name="T6">position:</text:span><text:span text:style-name="T15"> </text:span><text:span text:style-name="T18">fixed</text:span><text:span text:style-name="T15">;</text:span></text:p>
      <text:p text:style-name="P3">            <text:span text:style-name="T6">top:</text:span><text:span text:style-name="T15"> </text:span><text:span text:style-name="T19">50%</text:span><text:span text:style-name="T15">;</text:span></text:p>
      <text:p text:style-name="P3">            <text:span text:style-name="T6">left:</text:span><text:span text:style-name="T15"> </text:span><text:span text:style-name="T19">50%</text:span><text:span text:style-name="T15">;</text:span></text:p>
      <text:p text:style-name="P3">            <text:span text:style-name="T6">transform:</text:span><text:span text:style-name="T15"> </text:span><text:span text:style-name="T18">translate(</text:span><text:span text:style-name="T19">-50%</text:span><text:span text:style-name="T15">, </text:span><text:span text:style-name="T19">-50%</text:span><text:span text:style-name="T18">)</text:span><text:span text:style-name="T15">;</text:span></text:p>
      <text:p text:style-name="P3">            <text:span text:style-name="T6">background-color:</text:span><text:span text:style-name="T15"> </text:span><text:span text:style-name="T18">#2d3748</text:span><text:span text:style-name="T15">;</text:span></text:p>
      <text:p text:style-name="P3">            <text:span text:style-name="T6">padding:</text:span><text:span text:style-name="T15"> </text:span><text:span text:style-name="T19">1.5rem</text:span><text:span text:style-name="T15">;</text:span></text:p>
      <text:p text:style-name="P3">            <text:span text:style-name="T6">border-radius:</text:span><text:span text:style-name="T15"> </text:span><text:span text:style-name="T19">0.5rem</text:span><text:span text:style-name="T15">;</text:span></text:p>
      <text:p text:style-name="P3">            <text:span text:style-name="T6">box-shadow:</text:span><text:span text:style-name="T15"> </text:span><text:span text:style-name="T19">0</text:span><text:span text:style-name="T15"> </text:span><text:span text:style-name="T19">4px</text:span><text:span text:style-name="T15"> </text:span><text:span text:style-name="T19">6px</text:span><text:span text:style-name="T15"> </text:span><text:span text:style-name="T18">rgba(</text:span><text:span text:style-name="T19">0</text:span><text:span text:style-name="T15">,</text:span><text:span text:style-name="T19">0</text:span><text:span text:style-name="T15">,</text:span><text:span text:style-name="T19">0</text:span><text:span text:style-name="T15">,</text:span><text:span text:style-name="T19">0.1</text:span><text:span text:style-name="T18">)</text:span><text:span text:style-name="T15">;</text:span></text:p>
      <text:p text:style-name="P3">            <text:span text:style-name="T6">z-index:</text:span><text:span text:style-name="T15"> </text:span><text:span text:style-name="T19">1000</text:span><text:span text:style-name="T15">;</text:span></text:p>
      <text:p text:style-name="P3">            <text:span text:style-name="T6">display:</text:span><text:span text:style-name="T15"> </text:span><text:span text:style-name="T18">none</text:span><text:span text:style-name="T15">;</text:span></text:p>
      <text:p text:style-name="P3">            <text:span text:style-name="T6">flex-direction:</text:span><text:span text:style-name="T15"> </text:span><text:span text:style-name="T18">column</text:span><text:span text:style-name="T15">;</text:span></text:p>
      <text:p text:style-name="P3">            <text:span text:style-name="T6">align-items:</text:span><text:span text:style-name="T15"> </text:span><text:span text:style-name="T18">center</text:span><text:span text:style-name="T15">;</text:span></text:p>
      <text:p text:style-name="P3">            <text:span text:style-name="T6">text-align:</text:span><text:span text:style-name="T15"> </text:span><text:span text:style-name="T18">center</text:span><text:span text:style-name="T15">;</text:span></text:p>
      <text:p text:style-name="P3">        <text:span text:style-name="T15">}</text:span></text:p>
      <text:p text:style-name="P3">        <text:span text:style-name="T11">.loading-spinner</text:span><text:span text:style-name="T15"> {</text:span></text:p>
      <text:p text:style-name="P3">            <text:span text:style-name="T6">border:</text:span><text:span text:style-name="T15"> </text:span><text:span text:style-name="T19">4px</text:span><text:span text:style-name="T15"> </text:span><text:span text:style-name="T18">solid</text:span><text:span text:style-name="T15"> </text:span><text:span text:style-name="T18">#f3f3f3</text:span><text:span text:style-name="T15">;</text:span></text:p>
      <text:p text:style-name="P3">            <text:span text:style-name="T6">border-top:</text:span><text:span text:style-name="T15"> </text:span><text:span text:style-name="T19">4px</text:span><text:span text:style-name="T15"> </text:span><text:span text:style-name="T18">solid</text:span><text:span text:style-name="T15"> </text:span><text:span text:style-name="T18">#3b82f6</text:span><text:span text:style-name="T15">;</text:span></text:p>
      <text:p text:style-name="P3">            <text:span text:style-name="T6">border-radius:</text:span><text:span text:style-name="T15"> </text:span><text:span text:style-name="T19">50%</text:span><text:span text:style-name="T15">;</text:span></text:p>
      <text:p text:style-name="P3">            <text:span text:style-name="T6">width:</text:span><text:span text:style-name="T15"> </text:span><text:span text:style-name="T19">40px</text:span><text:span text:style-name="T15">;</text:span></text:p>
      <text:p text:style-name="P3">            <text:span text:style-name="T6">height:</text:span><text:span text:style-name="T15"> </text:span><text:span text:style-name="T19">40px</text:span><text:span text:style-name="T15">;</text:span></text:p>
      <text:p text:style-name="P3">            <text:span text:style-name="T6">animation:</text:span><text:span text:style-name="T15"> </text:span><text:span text:style-name="T18">spin</text:span><text:span text:style-name="T15"> </text:span><text:span text:style-name="T19">1s</text:span><text:span text:style-name="T15"> </text:span><text:span text:style-name="T18">linear</text:span><text:span text:style-name="T15"> </text:span><text:span text:style-name="T18">infinite</text:span><text:span text:style-name="T15">;</text:span></text:p>
      <text:p text:style-name="P3"><text:soft-page-break/>        <text:span text:style-name="T15">}</text:span></text:p>
      <text:p text:style-name="P3">        <text:span text:style-name="T20">@keyframes</text:span><text:span text:style-name="T15"> </text:span><text:span text:style-name="T18">spin</text:span><text:span text:style-name="T15"> {</text:span></text:p>
      <text:p text:style-name="P3">            <text:span text:style-name="T19">0%</text:span><text:span text:style-name="T15"> { </text:span><text:span text:style-name="T6">transform:</text:span><text:span text:style-name="T15"> </text:span><text:span text:style-name="T18">rotate(</text:span><text:span text:style-name="T19">0deg</text:span><text:span text:style-name="T18">)</text:span><text:span text:style-name="T15">; }</text:span></text:p>
      <text:p text:style-name="P3">            <text:span text:style-name="T19">100%</text:span><text:span text:style-name="T15"> { </text:span><text:span text:style-name="T6">transform:</text:span><text:span text:style-name="T15"> </text:span><text:span text:style-name="T18">rotate(</text:span><text:span text:style-name="T19">360deg</text:span><text:span text:style-name="T18">)</text:span><text:span text:style-name="T15">; }</text:span></text:p>
      <text:p text:style-name="P3">        <text:span text:style-name="T15">}</text:span></text:p>
      <text:p text:style-name="P3">    <text:span text:style-name="T9">&lt;/</text:span><text:span text:style-name="T11">style</text:span><text:span text:style-name="T9">&gt;</text:span></text:p>
      <text:p text:style-name="P1"><text:span text:style-name="T8">&lt;/</text:span><text:span text:style-name="T10">head</text:span><text:span text:style-name="T8">&gt;</text:span></text:p>
      <text:p text:style-name="P1"><text:span text:style-name="T8">&lt;</text:span><text:span text:style-name="T10">body</text:span> <text:span text:style-name="T5">class</text:span><text:span text:style-name="T8">=</text:span><text:span text:style-name="T12">"bg-gray-900 text-gray-100 min-h-screen"</text:span><text:span text:style-name="T8">&gt;</text:span></text:p>
      <text:p text:style-name="P3">    </text:p>
      <text:p text:style-name="P3">    <text:span text:style-name="T21">&lt;!-- Header Section --&gt;</text:span></text:p>
      <text:p text:style-name="P3">    <text:span text:style-name="T9">&lt;</text:span><text:span text:style-name="T11">div</text:span><text:span text:style-name="T15"> </text:span><text:span text:style-name="T6">class</text:span><text:span text:style-name="T9">=</text:span><text:span text:style-name="T13">"bg-gray-800 py-12"</text:span><text:span text:style-name="T9">&gt;</text:span></text:p>
      <text:p text:style-name="P3">        <text:span text:style-name="T9">&lt;</text:span><text:span text:style-name="T11">div</text:span><text:span text:style-name="T15"> </text:span><text:span text:style-name="T6">class</text:span><text:span text:style-name="T9">=</text:span><text:span text:style-name="T13">"container mx-auto flex items-center justify-center"</text:span><text:span text:style-name="T9">&gt;</text:span></text:p>
      <text:p text:style-name="P3">            <text:span text:style-name="T9">&lt;</text:span><text:span text:style-name="T11">img</text:span><text:span text:style-name="T15"> </text:span><text:span text:style-name="T6">src</text:span><text:span text:style-name="T9">=</text:span><text:span text:style-name="T13">"https://placehold.co/800x200/2d3748/fff?text=Header+Image+Goes+Here"</text:span><text:span text:style-name="T15"> </text:span><text:span text:style-name="T6">alt</text:span><text:span text:style-name="T9">=</text:span><text:span text:style-name="T13">"Header Placeholder"</text:span><text:span text:style-name="T15"> </text:span><text:span text:style-name="T6">class</text:span><text:span text:style-name="T9">=</text:span><text:span text:style-name="T13">"w-full rounded-lg shadow-lg"</text:span><text:span text:style-name="T9">&gt;</text:span></text:p>
      <text:p text:style-name="P3">        <text:span text:style-name="T9">&lt;/</text:span><text:span text:style-name="T11">div</text:span><text:span text:style-name="T9">&gt;</text:span></text:p>
      <text:p text:style-name="P3">    <text:span text:style-name="T9">&lt;/</text:span><text:span text:style-name="T11">div</text:span><text:span text:style-name="T9">&gt;</text:span></text:p>
      <text:p text:style-name="P3">    </text:p>
      <text:p text:style-name="P3">    <text:span text:style-name="T9">&lt;</text:span><text:span text:style-name="T11">div</text:span><text:span text:style-name="T15"> </text:span><text:span text:style-name="T6">class</text:span><text:span text:style-name="T9">=</text:span><text:span text:style-name="T13">"bg-teal-400 py-4"</text:span><text:span text:style-name="T9">&gt;</text:span></text:p>
      <text:p text:style-name="P3">        <text:span text:style-name="T9">&lt;</text:span><text:span text:style-name="T11">h1</text:span><text:span text:style-name="T15"> </text:span><text:span text:style-name="T6">class</text:span><text:span text:style-name="T9">=</text:span><text:span text:style-name="T13">"text-4xl font-extrabold text-gray-900 text-center"</text:span><text:span text:style-name="T9">&gt;</text:span><text:span text:style-name="T15">Video Scene Generator</text:span><text:span text:style-name="T9">&lt;/</text:span><text:span text:style-name="T11">h1</text:span><text:span text:style-name="T9">&gt;</text:span></text:p>
      <text:p text:style-name="P3">    <text:span text:style-name="T9">&lt;/</text:span><text:span text:style-name="T11">div</text:span><text:span text:style-name="T9">&gt;</text:span></text:p>
      <text:p text:style-name="P5"/>
      <text:p text:style-name="P3">    <text:span text:style-name="T9">&lt;</text:span><text:span text:style-name="T11">div</text:span><text:span text:style-name="T15"> </text:span><text:span text:style-name="T6">class</text:span><text:span text:style-name="T9">=</text:span><text:span text:style-name="T13">"container mx-auto bg-gray-800 shadow-xl rounded-xl p-8 mt-8"</text:span><text:span text:style-name="T9">&gt;</text:span></text:p>
      <text:p text:style-name="P3">        <text:span text:style-name="T9">&lt;</text:span><text:span text:style-name="T11">p</text:span><text:span text:style-name="T15"> </text:span><text:span text:style-name="T6">class</text:span><text:span text:style-name="T9">=</text:span><text:span text:style-name="T13">"text-gray-400 text-center mb-8"</text:span><text:span text:style-name="T9">&gt;</text:span><text:span text:style-name="T15">Generate scenes and timelines for your social media videos.</text:span><text:span text:style-name="T9">&lt;/</text:span><text:span text:style-name="T11">p</text:span><text:span text:style-name="T9">&gt;</text:span></text:p>
      <text:p text:style-name="P5"/>
      <text:p text:style-name="P3">        <text:span text:style-name="T9">&lt;</text:span><text:span text:style-name="T11">div</text:span><text:span text:style-name="T15"> </text:span><text:span text:style-name="T6">class</text:span><text:span text:style-name="T9">=</text:span><text:span text:style-name="T13">"space-y-6"</text:span><text:span text:style-name="T9">&gt;</text:span></text:p>
      <text:p text:style-name="P3">            <text:span text:style-name="T9">&lt;</text:span><text:span text:style-name="T11">div</text:span><text:span text:style-name="T9">&gt;</text:span></text:p>
      <text:p text:style-name="P3">                <text:span text:style-name="T9">&lt;</text:span><text:span text:style-name="T11">label</text:span><text:span text:style-name="T15"> </text:span><text:span text:style-name="T6">for</text:span><text:span text:style-name="T9">=</text:span><text:span text:style-name="T13">"videoTitle"</text:span><text:span text:style-name="T15"> </text:span><text:span text:style-name="T6">class</text:span><text:span text:style-name="T9">=</text:span><text:span text:style-name="T13">"block text-sm font-medium text-gray-400"</text:span><text:span text:style-name="T9">&gt;</text:span><text:span text:style-name="T15">Video Title</text:span><text:span text:style-name="T9">&lt;/</text:span><text:span text:style-name="T11">label</text:span><text:span text:style-name="T9">&gt;</text:span></text:p>
      <text:p text:style-name="P3">                <text:span text:style-name="T9">&lt;</text:span><text:span text:style-name="T11">input</text:span><text:span text:style-name="T15"> </text:span><text:span text:style-name="T6">type</text:span><text:span text:style-name="T9">=</text:span><text:span text:style-name="T13">"text"</text:span><text:span text:style-name="T15"> </text:span><text:span text:style-name="T6">id</text:span><text:span text:style-name="T9">=</text:span><text:span text:style-name="T13">"videoTitle"</text:span><text:span text:style-name="T15"> </text:span><text:span text:style-name="T6">class</text:span><text:span text:style-name="T9">=</text:span><text:span text:style-name="T13">"mt-1 block w-full bg-gray-700 border border-gray-600 text-gray-100 rounded-md shadow-sm p-3 focus:ring-teal-500 focus:border-teal-500"</text:span><text:span text:style-name="T15"> </text:span><text:span text:style-name="T6">placeholder</text:span><text:span text:style-name="T9">=</text:span><text:span text:style-name="T13">"e.g., 'A Midnight Ride'"</text:span><text:span text:style-name="T9">&gt;</text:span></text:p>
      <text:p text:style-name="P3">            <text:span text:style-name="T9">&lt;/</text:span><text:span text:style-name="T11">div</text:span><text:span text:style-name="T9">&gt;</text:span></text:p>
      <text:p text:style-name="P5"/>
      <text:p text:style-name="P3">            <text:span text:style-name="T9">&lt;</text:span><text:span text:style-name="T11">div</text:span><text:span text:style-name="T9">&gt;</text:span></text:p>
      <text:p text:style-name="P3">                <text:span text:style-name="T9">&lt;</text:span><text:span text:style-name="T11">label</text:span><text:span text:style-name="T15"> </text:span><text:span text:style-name="T6">for</text:span><text:span text:style-name="T9">=</text:span><text:span text:style-name="T13">"videoDuration"</text:span><text:span text:style-name="T15"> </text:span><text:span text:style-name="T6">class</text:span><text:span text:style-name="T9">=</text:span><text:span text:style-name="T13">"block text-sm font-medium text-gray-400"</text:span><text:span text:style-name="T9">&gt;</text:span><text:span text:style-name="T15">Video Duration (in seconds)</text:span><text:span text:style-name="T9">&lt;/</text:span><text:span text:style-name="T11">label</text:span><text:span text:style-name="T9">&gt;</text:span></text:p>
      <text:p text:style-name="P3">                <text:span text:style-name="T9">&lt;</text:span><text:span text:style-name="T11">input</text:span><text:span text:style-name="T15"> </text:span><text:span text:style-name="T6">type</text:span><text:span text:style-name="T9">=</text:span><text:span text:style-name="T13">"number"</text:span><text:span text:style-name="T15"> </text:span><text:span text:style-name="T6">id</text:span><text:span text:style-name="T9">=</text:span><text:span text:style-name="T13">"videoDuration"</text:span><text:span text:style-name="T15"> </text:span><text:span text:style-name="T6">class</text:span><text:span text:style-name="T9">=</text:span><text:span text:style-name="T13">"mt-1 block w-full bg-gray-700 border border-gray-600 text-gray-100 rounded-md shadow-sm p-3 focus:ring-teal-500 focus:border-teal-500"</text:span><text:span text:style-name="T15"> </text:span><text:span text:style-name="T6">placeholder</text:span><text:span text:style-name="T9">=</text:span><text:span text:style-name="T13">"e.g., 60"</text:span><text:span text:style-name="T9">&gt;</text:span></text:p>
      <text:p text:style-name="P3">            <text:span text:style-name="T9">&lt;/</text:span><text:span text:style-name="T11">div</text:span><text:span text:style-name="T9">&gt;</text:span></text:p>
      <text:p text:style-name="P5"/>
      <text:p text:style-name="P3">            <text:span text:style-name="T9">&lt;</text:span><text:span text:style-name="T11">div</text:span><text:span text:style-name="T9">&gt;</text:span></text:p>
      <text:p text:style-name="P3">                <text:span text:style-name="T9">&lt;</text:span><text:span text:style-name="T11">label</text:span><text:span text:style-name="T15"> </text:span><text:span text:style-name="T6">for</text:span><text:span text:style-name="T9">=</text:span><text:span text:style-name="T13">"platformSelect"</text:span><text:span text:style-name="T15"> </text:span><text:span text:style-name="T6">class</text:span><text:span text:style-name="T9">=</text:span><text:span text:style-name="T13">"block text-sm font-medium text-gray-400"</text:span><text:span text:style-name="T9">&gt;</text:span><text:span text:style-name="T15">Social Media Platform</text:span><text:span text:style-name="T9">&lt;/</text:span><text:span text:style-name="T11">label</text:span><text:span text:style-name="T9">&gt;</text:span></text:p>
      <text:p text:style-name="P3">                <text:span text:style-name="T9">&lt;</text:span><text:span text:style-name="T11">select</text:span><text:span text:style-name="T15"> </text:span><text:span text:style-name="T6">id</text:span><text:span text:style-name="T9">=</text:span><text:span text:style-name="T13">"platformSelect"</text:span><text:span text:style-name="T15"> </text:span><text:span text:style-name="T6">class</text:span><text:span text:style-name="T9">=</text:span><text:span text:style-name="T13">"mt-1 block w-full bg-gray-700 border </text:span><text:soft-page-break/><text:span text:style-name="T13">border-gray-600 text-gray-100 rounded-md shadow-sm p-3 focus:ring-teal-500 focus:border-teal-500"</text:span><text:span text:style-name="T9">&gt;</text:span></text:p>
      <text:p text:style-name="P3">                    <text:span text:style-name="T9">&lt;</text:span><text:span text:style-name="T11">option</text:span><text:span text:style-name="T15"> </text:span><text:span text:style-name="T6">value</text:span><text:span text:style-name="T9">=</text:span><text:span text:style-name="T13">"tiktok"</text:span><text:span text:style-name="T9">&gt;</text:span><text:span text:style-name="T15">TikTok</text:span><text:span text:style-name="T9">&lt;/</text:span><text:span text:style-name="T11">option</text:span><text:span text:style-name="T9">&gt;</text:span></text:p>
      <text:p text:style-name="P3">                    <text:span text:style-name="T9">&lt;</text:span><text:span text:style-name="T11">option</text:span><text:span text:style-name="T15"> </text:span><text:span text:style-name="T6">value</text:span><text:span text:style-name="T9">=</text:span><text:span text:style-name="T13">"reels"</text:span><text:span text:style-name="T9">&gt;</text:span><text:span text:style-name="T15">Instagram Reels</text:span><text:span text:style-name="T9">&lt;/</text:span><text:span text:style-name="T11">option</text:span><text:span text:style-name="T9">&gt;</text:span></text:p>
      <text:p text:style-name="P3">                    <text:span text:style-name="T9">&lt;</text:span><text:span text:style-name="T11">option</text:span><text:span text:style-name="T15"> </text:span><text:span text:style-name="T6">value</text:span><text:span text:style-name="T9">=</text:span><text:span text:style-name="T13">"youtube"</text:span><text:span text:style-name="T9">&gt;</text:span><text:span text:style-name="T15">YouTube Shorts</text:span><text:span text:style-name="T9">&lt;/</text:span><text:span text:style-name="T11">option</text:span><text:span text:style-name="T9">&gt;</text:span></text:p>
      <text:p text:style-name="P3">                    <text:span text:style-name="T9">&lt;</text:span><text:span text:style-name="T11">option</text:span><text:span text:style-name="T15"> </text:span><text:span text:style-name="T6">value</text:span><text:span text:style-name="T9">=</text:span><text:span text:style-name="T13">"facebook"</text:span><text:span text:style-name="T9">&gt;</text:span><text:span text:style-name="T15">Facebook Reels</text:span><text:span text:style-name="T9">&lt;/</text:span><text:span text:style-name="T11">option</text:span><text:span text:style-name="T9">&gt;</text:span></text:p>
      <text:p text:style-name="P3">                <text:span text:style-name="T9">&lt;/</text:span><text:span text:style-name="T11">select</text:span><text:span text:style-name="T9">&gt;</text:span></text:p>
      <text:p text:style-name="P3">            <text:span text:style-name="T9">&lt;/</text:span><text:span text:style-name="T11">div</text:span><text:span text:style-name="T9">&gt;</text:span></text:p>
      <text:p text:style-name="P5"/>
      <text:p text:style-name="P3">            <text:span text:style-name="T21">&lt;!-- Input for Social Media Video Idea --&gt;</text:span></text:p>
      <text:p text:style-name="P3">            <text:span text:style-name="T9">&lt;</text:span><text:span text:style-name="T11">div</text:span><text:span text:style-name="T9">&gt;</text:span></text:p>
      <text:p text:style-name="P3">                <text:span text:style-name="T9">&lt;</text:span><text:span text:style-name="T11">label</text:span><text:span text:style-name="T15"> </text:span><text:span text:style-name="T6">for</text:span><text:span text:style-name="T9">=</text:span><text:span text:style-name="T13">"socialMediaPrompt"</text:span><text:span text:style-name="T15"> </text:span><text:span text:style-name="T6">class</text:span><text:span text:style-name="T9">=</text:span><text:span text:style-name="T13">"block text-sm font-medium text-gray-400"</text:span><text:span text:style-name="T9">&gt;</text:span><text:span text:style-name="T15">Social Media Video Idea</text:span><text:span text:style-name="T9">&lt;/</text:span><text:span text:style-name="T11">label</text:span><text:span text:style-name="T9">&gt;</text:span></text:p>
      <text:p text:style-name="P3">                <text:span text:style-name="T9">&lt;</text:span><text:span text:style-name="T11">textarea</text:span><text:span text:style-name="T15"> </text:span><text:span text:style-name="T6">id</text:span><text:span text:style-name="T9">=</text:span><text:span text:style-name="T13">"socialMediaPrompt"</text:span><text:span text:style-name="T15"> </text:span><text:span text:style-name="T6">rows</text:span><text:span text:style-name="T9">=</text:span><text:span text:style-name="T13">"3"</text:span><text:span text:style-name="T15"> </text:span><text:span text:style-name="T6">class</text:span><text:span text:style-name="T9">=</text:span><text:span text:style-name="T13">"mt-1 block w-full bg-gray-700 border border-gray-600 text-gray-100 rounded-md shadow-sm p-3 focus:ring-teal-500 focus:border-teal-500"</text:span><text:span text:style-name="T15"> </text:span><text:span text:style-name="T6">placeholder</text:span><text:span text:style-name="T9">=</text:span><text:span text:style-name="T13">"Describe your social media video idea, e.g., 'A viral trend showing people's reactions to a funny surprise.'"</text:span><text:span text:style-name="T9">&gt;&lt;/</text:span><text:span text:style-name="T11">textarea</text:span><text:span text:style-name="T9">&gt;</text:span></text:p>
      <text:p text:style-name="P3">            <text:span text:style-name="T9">&lt;/</text:span><text:span text:style-name="T11">div</text:span><text:span text:style-name="T9">&gt;</text:span></text:p>
      <text:p text:style-name="P5"/>
      <text:p text:style-name="P3">            <text:span text:style-name="T21">&lt;!-- New Buttons --&gt;</text:span></text:p>
      <text:p text:style-name="P3">            <text:span text:style-name="T9">&lt;</text:span><text:span text:style-name="T11">div</text:span><text:span text:style-name="T15"> </text:span><text:span text:style-name="T6">class</text:span><text:span text:style-name="T9">=</text:span><text:span text:style-name="T13">"flex flex-col sm:flex-row justify-center space-y-4 sm:space-y-0 sm:space-x-4"</text:span><text:span text:style-name="T9">&gt;</text:span></text:p>
      <text:p text:style-name="P3">                <text:span text:style-name="T9">&lt;</text:span><text:span text:style-name="T11">button</text:span><text:span text:style-name="T15"> </text:span><text:span text:style-name="T6">onclick</text:span><text:span text:style-name="T9">=</text:span><text:span text:style-name="T13">"generateScript()"</text:span><text:span text:style-name="T15"> </text:span><text:span text:style-name="T6">class</text:span><text:span text:style-name="T9">=</text:span><text:span text:style-name="T13">"w-full sm:w-auto bg-blue-600 text-white font-medium py-3 px-6 rounded-lg shadow-lg hover:bg-blue-700 transition-colors"</text:span><text:span text:style-name="T9">&gt;</text:span><text:span text:style-name="T15">Generate Script</text:span><text:span text:style-name="T9">&lt;/</text:span><text:span text:style-name="T11">button</text:span><text:span text:style-name="T9">&gt;</text:span></text:p>
      <text:p text:style-name="P3">                <text:span text:style-name="T9">&lt;</text:span><text:span text:style-name="T11">button</text:span><text:span text:style-name="T15"> </text:span><text:span text:style-name="T6">onclick</text:span><text:span text:style-name="T9">=</text:span><text:span text:style-name="T13">"generateScenesFromIdea()"</text:span><text:span text:style-name="T15"> </text:span><text:span text:style-name="T6">class</text:span><text:span text:style-name="T9">=</text:span><text:span text:style-name="T13">"w-full sm:w-auto bg-teal-600 text-white font-medium py-3 px-6 rounded-lg shadow-lg hover:bg-teal-700 transition-colors"</text:span><text:span text:style-name="T9">&gt;</text:span><text:span text:style-name="T15">Generate Video Content</text:span><text:span text:style-name="T9">&lt;/</text:span><text:span text:style-name="T11">button</text:span><text:span text:style-name="T9">&gt;</text:span></text:p>
      <text:p text:style-name="P3">            <text:span text:style-name="T9">&lt;/</text:span><text:span text:style-name="T11">div</text:span><text:span text:style-name="T9">&gt;</text:span></text:p>
      <text:p text:style-name="P5"/>
      <text:p text:style-name="P3">            <text:span text:style-name="T21">&lt;!-- Input for Video Script --&gt;</text:span></text:p>
      <text:p text:style-name="P3">            <text:span text:style-name="T9">&lt;</text:span><text:span text:style-name="T11">div</text:span><text:span text:style-name="T9">&gt;</text:span></text:p>
      <text:p text:style-name="P3">                <text:span text:style-name="T9">&lt;</text:span><text:span text:style-name="T11">label</text:span><text:span text:style-name="T15"> </text:span><text:span text:style-name="T6">for</text:span><text:span text:style-name="T9">=</text:span><text:span text:style-name="T13">"videoScript"</text:span><text:span text:style-name="T15"> </text:span><text:span text:style-name="T6">class</text:span><text:span text:style-name="T9">=</text:span><text:span text:style-name="T13">"block text-sm font-medium text-gray-400"</text:span><text:span text:style-name="T9">&gt;</text:span><text:span text:style-name="T15">Paste your text or script (optional)</text:span><text:span text:style-name="T9">&lt;/</text:span><text:span text:style-name="T11">label</text:span><text:span text:style-name="T9">&gt;</text:span></text:p>
      <text:p text:style-name="P3">                <text:span text:style-name="T9">&lt;</text:span><text:span text:style-name="T11">textarea</text:span><text:span text:style-name="T15"> </text:span><text:span text:style-name="T6">id</text:span><text:span text:style-name="T9">=</text:span><text:span text:style-name="T13">"videoScript"</text:span><text:span text:style-name="T15"> </text:span><text:span text:style-name="T6">rows</text:span><text:span text:style-name="T9">=</text:span><text:span text:style-name="T13">"6"</text:span><text:span text:style-name="T15"> </text:span><text:span text:style-name="T6">class</text:span><text:span text:style-name="T9">=</text:span><text:span text:style-name="T13">"mt-1 block w-full bg-gray-700 border border-gray-600 text-gray-100 rounded-md shadow-sm p-3 focus:ring-teal-500 focus:border-teal-500"</text:span><text:span text:style-name="T15"> </text:span><text:span text:style-name="T6">placeholder</text:span><text:span text:style-name="T9">=</text:span><text:span text:style-name="T13">""</text:span><text:span text:style-name="T9">&gt;&lt;/</text:span><text:span text:style-name="T11">textarea</text:span><text:span text:style-name="T9">&gt;</text:span></text:p>
      <text:p text:style-name="P3">            <text:span text:style-name="T9">&lt;/</text:span><text:span text:style-name="T11">div</text:span><text:span text:style-name="T9">&gt;</text:span></text:p>
      <text:p text:style-name="P3">            </text:p>
      <text:p text:style-name="P3">            <text:span text:style-name="T9">&lt;</text:span><text:span text:style-name="T11">div</text:span><text:span text:style-name="T15"> </text:span><text:span text:style-name="T6">class</text:span><text:span text:style-name="T9">=</text:span><text:span text:style-name="T13">"flex flex-col sm:flex-row justify-center space-y-4 sm:space-y-0 sm:space-x-4"</text:span><text:span text:style-name="T9">&gt;</text:span></text:p>
      <text:p text:style-name="P3">                <text:span text:style-name="T9">&lt;</text:span><text:span text:style-name="T11">button</text:span><text:span text:style-name="T15"> </text:span><text:span text:style-name="T6">onclick</text:span><text:span text:style-name="T9">=</text:span><text:span text:style-name="T13">"generateTimeline()"</text:span><text:span text:style-name="T15"> </text:span><text:span text:style-name="T6">class</text:span><text:span text:style-name="T9">=</text:span><text:span text:style-name="T13">"w-full sm:w-auto bg-teal-600 text-white font-medium py-3 px-6 rounded-lg shadow-lg hover:bg-teal-700 transition-colors"</text:span><text:span text:style-name="T9">&gt;</text:span><text:span text:style-name="T15">Generate Timeline</text:span><text:span text:style-name="T9">&lt;/</text:span><text:span text:style-name="T11">button</text:span><text:span text:style-name="T9">&gt;</text:span></text:p>
      <text:p text:style-name="P3">                <text:span text:style-name="T9">&lt;</text:span><text:span text:style-name="T11">button</text:span><text:span text:style-name="T15"> </text:span><text:span text:style-name="T6">onclick</text:span><text:span text:style-name="T9">=</text:span><text:span text:style-name="T13">"generateImages()"</text:span><text:span text:style-name="T15"> </text:span><text:span text:style-name="T6">class</text:span><text:span text:style-name="T9">=</text:span><text:span text:style-name="T13">"w-full sm:w-auto bg-teal-600 text-white font-medium py-3 px-6 rounded-lg shadow-lg hover:bg-teal-700 transition-colors"</text:span><text:span text:style-name="T9">&gt;</text:span><text:span text:style-name="T15">Generate Images</text:span><text:span text:style-name="T9">&lt;/</text:span><text:span text:style-name="T11">button</text:span><text:span text:style-name="T9">&gt;</text:span></text:p>
      <text:p text:style-name="P3"><text:soft-page-break/>                <text:span text:style-name="T9">&lt;</text:span><text:span text:style-name="T11">button</text:span><text:span text:style-name="T15"> </text:span><text:span text:style-name="T6">onclick</text:span><text:span text:style-name="T9">=</text:span><text:span text:style-name="T13">"resetAll()"</text:span><text:span text:style-name="T15"> </text:span><text:span text:style-name="T6">class</text:span><text:span text:style-name="T9">=</text:span><text:span text:style-name="T13">"w-full sm:w-auto bg-gray-500 text-white font-medium py-3 px-6 rounded-lg shadow-lg hover:bg-gray-600 transition-colors"</text:span><text:span text:style-name="T9">&gt;</text:span><text:span text:style-name="T15">Reset All</text:span><text:span text:style-name="T9">&lt;/</text:span><text:span text:style-name="T11">button</text:span><text:span text:style-name="T9">&gt;</text:span></text:p>
      <text:p text:style-name="P3">            <text:span text:style-name="T9">&lt;/</text:span><text:span text:style-name="T11">div</text:span><text:span text:style-name="T9">&gt;</text:span></text:p>
      <text:p text:style-name="P3">        <text:span text:style-name="T9">&lt;/</text:span><text:span text:style-name="T11">div</text:span><text:span text:style-name="T9">&gt;</text:span></text:p>
      <text:p text:style-name="P5"/>
      <text:p text:style-name="P3">        <text:span text:style-name="T9">&lt;</text:span><text:span text:style-name="T11">div</text:span><text:span text:style-name="T15"> </text:span><text:span text:style-name="T6">id</text:span><text:span text:style-name="T9">=</text:span><text:span text:style-name="T13">"scenesContainer"</text:span><text:span text:style-name="T15"> </text:span><text:span text:style-name="T6">class</text:span><text:span text:style-name="T9">=</text:span><text:span text:style-name="T13">"mt-8 space-y-4"</text:span><text:span text:style-name="T9">&gt;</text:span></text:p>
      <text:p text:style-name="P3">            <text:span text:style-name="T21">&lt;!-- Scene input fields will be added here dynamically --&gt;</text:span></text:p>
      <text:p text:style-name="P3">        <text:span text:style-name="T9">&lt;/</text:span><text:span text:style-name="T11">div</text:span><text:span text:style-name="T9">&gt;</text:span></text:p>
      <text:p text:style-name="P5"/>
      <text:p text:style-name="P3">        <text:span text:style-name="T9">&lt;</text:span><text:span text:style-name="T11">div</text:span><text:span text:style-name="T15"> </text:span><text:span text:style-name="T6">class</text:span><text:span text:style-name="T9">=</text:span><text:span text:style-name="T13">"mt-8 flex justify-end"</text:span><text:span text:style-name="T9">&gt;</text:span></text:p>
      <text:p text:style-name="P3">            <text:span text:style-name="T9">&lt;</text:span><text:span text:style-name="T11">button</text:span><text:span text:style-name="T15"> </text:span><text:span text:style-name="T6">onclick</text:span><text:span text:style-name="T9">=</text:span><text:span text:style-name="T13">"addScene()"</text:span><text:span text:style-name="T15"> </text:span><text:span text:style-name="T6">class</text:span><text:span text:style-name="T9">=</text:span><text:span text:style-name="T13">"bg-gray-600 text-gray-200 font-medium py-2 px-4 rounded-lg shadow hover:bg-gray-700 transition-colors"</text:span><text:span text:style-name="T9">&gt;</text:span><text:span text:style-name="T15">Add Another Scene</text:span><text:span text:style-name="T9">&lt;/</text:span><text:span text:style-name="T11">button</text:span><text:span text:style-name="T9">&gt;</text:span></text:p>
      <text:p text:style-name="P3">        <text:span text:style-name="T9">&lt;/</text:span><text:span text:style-name="T11">div</text:span><text:span text:style-name="T9">&gt;</text:span></text:p>
      <text:p text:style-name="P5"/>
      <text:p text:style-name="P3">        <text:span text:style-name="T9">&lt;</text:span><text:span text:style-name="T11">div</text:span><text:span text:style-name="T15"> </text:span><text:span text:style-name="T6">id</text:span><text:span text:style-name="T9">=</text:span><text:span text:style-name="T13">"timelineOutput"</text:span><text:span text:style-name="T15"> </text:span><text:span text:style-name="T6">class</text:span><text:span text:style-name="T9">=</text:span><text:span text:style-name="T13">"mt-8 p-6 bg-gray-700 rounded-lg hidden"</text:span><text:span text:style-name="T9">&gt;</text:span></text:p>
      <text:p text:style-name="P3">            <text:span text:style-name="T9">&lt;</text:span><text:span text:style-name="T11">div</text:span><text:span text:style-name="T15"> </text:span><text:span text:style-name="T6">class</text:span><text:span text:style-name="T9">=</text:span><text:span text:style-name="T13">"flex justify-between items-center mb-4"</text:span><text:span text:style-name="T9">&gt;</text:span></text:p>
      <text:p text:style-name="P3">                <text:span text:style-name="T9">&lt;</text:span><text:span text:style-name="T11">h2</text:span><text:span text:style-name="T15"> </text:span><text:span text:style-name="T6">class</text:span><text:span text:style-name="T9">=</text:span><text:span text:style-name="T13">"text-2xl font-semibold text-teal-200"</text:span><text:span text:style-name="T9">&gt;</text:span><text:span text:style-name="T15">Video Timeline</text:span><text:span text:style-name="T9">&lt;/</text:span><text:span text:style-name="T11">h2</text:span><text:span text:style-name="T9">&gt;</text:span></text:p>
      <text:p text:style-name="P3">                <text:span text:style-name="T9">&lt;</text:span><text:span text:style-name="T11">button</text:span><text:span text:style-name="T15"> </text:span><text:span text:style-name="T6">onclick</text:span><text:span text:style-name="T9">=</text:span><text:span text:style-name="T13">"copyTimeline()"</text:span><text:span text:style-name="T15"> </text:span><text:span text:style-name="T6">class</text:span><text:span text:style-name="T9">=</text:span><text:span text:style-name="T13">"bg-gray-600 text-gray-200 py-1 px-3 rounded-lg hover:bg-gray-700 transition-colors text-sm"</text:span><text:span text:style-name="T9">&gt;</text:span><text:span text:style-name="T15">Copy</text:span><text:span text:style-name="T9">&lt;/</text:span><text:span text:style-name="T11">button</text:span><text:span text:style-name="T9">&gt;</text:span></text:p>
      <text:p text:style-name="P3">            <text:span text:style-name="T9">&lt;/</text:span><text:span text:style-name="T11">div</text:span><text:span text:style-name="T9">&gt;</text:span></text:p>
      <text:p text:style-name="P3">            <text:span text:style-name="T9">&lt;</text:span><text:span text:style-name="T11">div</text:span><text:span text:style-name="T15"> </text:span><text:span text:style-name="T6">id</text:span><text:span text:style-name="T9">=</text:span><text:span text:style-name="T13">"timelineContent"</text:span><text:span text:style-name="T15"> </text:span><text:span text:style-name="T6">class</text:span><text:span text:style-name="T9">=</text:span><text:span text:style-name="T13">"space-y-4"</text:span><text:span text:style-name="T9">&gt;&lt;/</text:span><text:span text:style-name="T11">div</text:span><text:span text:style-name="T9">&gt;</text:span></text:p>
      <text:p text:style-name="P3">        <text:span text:style-name="T9">&lt;/</text:span><text:span text:style-name="T11">div</text:span><text:span text:style-name="T9">&gt;</text:span></text:p>
      <text:p text:style-name="P5"/>
      <text:p text:style-name="P3">        <text:span text:style-name="T9">&lt;</text:span><text:span text:style-name="T11">div</text:span><text:span text:style-name="T15"> </text:span><text:span text:style-name="T6">id</text:span><text:span text:style-name="T9">=</text:span><text:span text:style-name="T13">"imagesOutput"</text:span><text:span text:style-name="T15"> </text:span><text:span text:style-name="T6">class</text:span><text:span text:style-name="T9">=</text:span><text:span text:style-name="T13">"mt-8 p-6 bg-gray-700 rounded-lg hidden"</text:span><text:span text:style-name="T9">&gt;</text:span></text:p>
      <text:p text:style-name="P3">            <text:span text:style-name="T9">&lt;</text:span><text:span text:style-name="T11">h2</text:span><text:span text:style-name="T15"> </text:span><text:span text:style-name="T6">class</text:span><text:span text:style-name="T9">=</text:span><text:span text:style-name="T13">"text-2xl font-semibold mb-4 text-teal-200"</text:span><text:span text:style-name="T9">&gt;</text:span><text:span text:style-name="T15">Generated Images</text:span><text:span text:style-name="T9">&lt;/</text:span><text:span text:style-name="T11">h2</text:span><text:span text:style-name="T9">&gt;</text:span></text:p>
      <text:p text:style-name="P3">            <text:span text:style-name="T9">&lt;</text:span><text:span text:style-name="T11">div</text:span><text:span text:style-name="T15"> </text:span><text:span text:style-name="T6">id</text:span><text:span text:style-name="T9">=</text:span><text:span text:style-name="T13">"imagesContent"</text:span><text:span text:style-name="T15"> </text:span><text:span text:style-name="T6">class</text:span><text:span text:style-name="T9">=</text:span><text:span text:style-name="T13">"grid grid-cols-1 sm:grid-cols-2 lg:grid-cols-3 gap-4"</text:span><text:span text:style-name="T9">&gt;&lt;/</text:span><text:span text:style-name="T11">div</text:span><text:span text:style-name="T9">&gt;</text:span></text:p>
      <text:p text:style-name="P3">        <text:span text:style-name="T9">&lt;/</text:span><text:span text:style-name="T11">div</text:span><text:span text:style-name="T9">&gt;</text:span></text:p>
      <text:p text:style-name="P3">    <text:span text:style-name="T9">&lt;/</text:span><text:span text:style-name="T11">div</text:span><text:span text:style-name="T9">&gt;</text:span></text:p>
      <text:p text:style-name="P5"/>
      <text:p text:style-name="P3">    <text:span text:style-name="T21">&lt;!-- Message Box for Alerts --&gt;</text:span></text:p>
      <text:p text:style-name="P3">    <text:span text:style-name="T9">&lt;</text:span><text:span text:style-name="T11">div</text:span><text:span text:style-name="T15"> </text:span><text:span text:style-name="T6">id</text:span><text:span text:style-name="T9">=</text:span><text:span text:style-name="T13">"messageBox"</text:span><text:span text:style-name="T15"> </text:span><text:span text:style-name="T6">class</text:span><text:span text:style-name="T9">=</text:span><text:span text:style-name="T13">"message-box"</text:span><text:span text:style-name="T9">&gt;</text:span></text:p>
      <text:p text:style-name="P3">        <text:span text:style-name="T9">&lt;</text:span><text:span text:style-name="T11">p</text:span><text:span text:style-name="T15"> </text:span><text:span text:style-name="T6">id</text:span><text:span text:style-name="T9">=</text:span><text:span text:style-name="T13">"messageText"</text:span><text:span text:style-name="T15"> </text:span><text:span text:style-name="T6">class</text:span><text:span text:style-name="T9">=</text:span><text:span text:style-name="T13">"text-white text-lg"</text:span><text:span text:style-name="T9">&gt;&lt;/</text:span><text:span text:style-name="T11">p</text:span><text:span text:style-name="T9">&gt;</text:span></text:p>
      <text:p text:style-name="P3">        <text:span text:style-name="T9">&lt;</text:span><text:span text:style-name="T11">div</text:span><text:span text:style-name="T15"> </text:span><text:span text:style-name="T6">id</text:span><text:span text:style-name="T9">=</text:span><text:span text:style-name="T13">"loadingIndicator"</text:span><text:span text:style-name="T15"> </text:span><text:span text:style-name="T6">class</text:span><text:span text:style-name="T9">=</text:span><text:span text:style-name="T13">"hidden mt-4"</text:span><text:span text:style-name="T9">&gt;</text:span></text:p>
      <text:p text:style-name="P3">            <text:span text:style-name="T9">&lt;</text:span><text:span text:style-name="T11">div</text:span><text:span text:style-name="T15"> </text:span><text:span text:style-name="T6">class</text:span><text:span text:style-name="T9">=</text:span><text:span text:style-name="T13">"loading-spinner"</text:span><text:span text:style-name="T9">&gt;&lt;/</text:span><text:span text:style-name="T11">div</text:span><text:span text:style-name="T9">&gt;</text:span></text:p>
      <text:p text:style-name="P3">        <text:span text:style-name="T9">&lt;/</text:span><text:span text:style-name="T11">div</text:span><text:span text:style-name="T9">&gt;</text:span></text:p>
      <text:p text:style-name="P3">        <text:span text:style-name="T9">&lt;</text:span><text:span text:style-name="T11">button</text:span><text:span text:style-name="T15"> </text:span><text:span text:style-name="T6">id</text:span><text:span text:style-name="T9">=</text:span><text:span text:style-name="T13">"okButton"</text:span><text:span text:style-name="T15"> </text:span><text:span text:style-name="T6">onclick</text:span><text:span text:style-name="T9">=</text:span><text:span text:style-name="T13">"hideMessage()"</text:span><text:span text:style-name="T15"> </text:span><text:span text:style-name="T6">class</text:span><text:span text:style-name="T9">=</text:span><text:span text:style-name="T13">"mt-4 bg-teal-500 text-white py-1 px-4 rounded-md hover:bg-teal-600"</text:span><text:span text:style-name="T9">&gt;</text:span><text:span text:style-name="T15">OK</text:span><text:span text:style-name="T9">&lt;/</text:span><text:span text:style-name="T11">button</text:span><text:span text:style-name="T9">&gt;</text:span></text:p>
      <text:p text:style-name="P3">    <text:span text:style-name="T9">&lt;/</text:span><text:span text:style-name="T11">div</text:span><text:span text:style-name="T9">&gt;</text:span></text:p>
      <text:p text:style-name="P5"/>
      <text:p text:style-name="P3">    <text:span text:style-name="T9">&lt;</text:span><text:span text:style-name="T11">script</text:span><text:span text:style-name="T9">&gt;</text:span></text:p>
      <text:p text:style-name="P3">        <text:span text:style-name="T21">// API key will be provided by the runtime environment</text:span></text:p>
      <text:p text:style-name="P3">        <text:span text:style-name="T20">const</text:span><text:span text:style-name="T15"> apiKey = </text:span><text:span text:style-name="T17">""</text:span><text:span text:style-name="T15">;</text:span></text:p>
      <text:p text:style-name="P3">        </text:p>
      <text:p text:style-name="P3">        <text:span text:style-name="T20">let</text:span><text:span text:style-name="T15"> sceneCounter = </text:span><text:span text:style-name="T22">0</text:span><text:span text:style-name="T15">;</text:span></text:p>
      <text:p text:style-name="P3">        </text:p>
      <text:p text:style-name="P3"><text:soft-page-break/>        <text:span text:style-name="T21">// Function to show a message box with an optional loading indicator</text:span></text:p>
      <text:p text:style-name="P3">        <text:span text:style-name="T20">function</text:span><text:span text:style-name="T15"> showMessage(message, isLoading = </text:span><text:span text:style-name="T20">false</text:span><text:span text:style-name="T15">) {</text:span></text:p>
      <text:p text:style-name="P3">            <text:span text:style-name="T20">const</text:span><text:span text:style-name="T15"> messageBox = document.getElementById(</text:span><text:span text:style-name="T17">'messageBox'</text:span><text:span text:style-name="T15">);</text:span></text:p>
      <text:p text:style-name="P3">            <text:span text:style-name="T20">const</text:span><text:span text:style-name="T15"> messageText = document.getElementById(</text:span><text:span text:style-name="T17">'messageText'</text:span><text:span text:style-name="T15">);</text:span></text:p>
      <text:p text:style-name="P3">            <text:span text:style-name="T20">const</text:span><text:span text:style-name="T15"> loadingIndicator = document.getElementById(</text:span><text:span text:style-name="T17">'loadingIndicator'</text:span><text:span text:style-name="T15">);</text:span></text:p>
      <text:p text:style-name="P3">            <text:span text:style-name="T20">const</text:span><text:span text:style-name="T15"> okButton = document.getElementById(</text:span><text:span text:style-name="T17">'okButton'</text:span><text:span text:style-name="T15">);</text:span></text:p>
      <text:p text:style-name="P5"/>
      <text:p text:style-name="P3">            <text:span text:style-name="T15">messageText.innerText = message;</text:span></text:p>
      <text:p text:style-name="P3">            <text:span text:style-name="T20">if</text:span><text:span text:style-name="T15"> (isLoading) {</text:span></text:p>
      <text:p text:style-name="P3">                <text:span text:style-name="T15">loadingIndicator.classList.remove(</text:span><text:span text:style-name="T17">'hidden'</text:span><text:span text:style-name="T15">);</text:span></text:p>
      <text:p text:style-name="P3">                <text:span text:style-name="T15">okButton.classList.add(</text:span><text:span text:style-name="T17">'hidden'</text:span><text:span text:style-name="T15">);</text:span></text:p>
      <text:p text:style-name="P3">            <text:span text:style-name="T15">} </text:span><text:span text:style-name="T20">else</text:span><text:span text:style-name="T15"> {</text:span></text:p>
      <text:p text:style-name="P3">                <text:span text:style-name="T15">loadingIndicator.classList.add(</text:span><text:span text:style-name="T17">'hidden'</text:span><text:span text:style-name="T15">);</text:span></text:p>
      <text:p text:style-name="P3">                <text:span text:style-name="T15">okButton.classList.remove(</text:span><text:span text:style-name="T17">'hidden'</text:span><text:span text:style-name="T15">);</text:span></text:p>
      <text:p text:style-name="P3">            <text:span text:style-name="T15">}</text:span></text:p>
      <text:p text:style-name="P3">            <text:span text:style-name="T15">messageBox.style.display = </text:span><text:span text:style-name="T17">'flex'</text:span><text:span text:style-name="T15">;</text:span></text:p>
      <text:p text:style-name="P3">        <text:span text:style-name="T15">}</text:span></text:p>
      <text:p text:style-name="P5"/>
      <text:p text:style-name="P3">        <text:span text:style-name="T21">// Function to hide the message box</text:span></text:p>
      <text:p text:style-name="P3">        <text:span text:style-name="T20">function</text:span><text:span text:style-name="T15"> hideMessage() {</text:span></text:p>
      <text:p text:style-name="P3">            <text:span text:style-name="T15">document.getElementById(</text:span><text:span text:style-name="T17">'messageBox'</text:span><text:span text:style-name="T15">).style.display = </text:span><text:span text:style-name="T17">'none'</text:span><text:span text:style-name="T15">;</text:span></text:p>
      <text:p text:style-name="P3">        <text:span text:style-name="T15">}</text:span></text:p>
      <text:p text:style-name="P5"/>
      <text:p text:style-name="P3">        <text:span text:style-name="T21">// Function to add a new scene input field to the page</text:span></text:p>
      <text:p text:style-name="P3">        <text:span text:style-name="T20">function</text:span><text:span text:style-name="T15"> addScene(sceneTitle = </text:span><text:span text:style-name="T17">''</text:span><text:span text:style-name="T15">, numImages = </text:span><text:span text:style-name="T22">1</text:span><text:span text:style-name="T15">) {</text:span></text:p>
      <text:p text:style-name="P3">            <text:span text:style-name="T15">sceneCounter++;</text:span></text:p>
      <text:p text:style-name="P3">            <text:span text:style-name="T20">const</text:span><text:span text:style-name="T15"> scenesContainer = document.getElementById(</text:span><text:span text:style-name="T17">'scenesContainer'</text:span><text:span text:style-name="T15">);</text:span></text:p>
      <text:p text:style-name="P3">            <text:span text:style-name="T20">const</text:span><text:span text:style-name="T15"> sceneDiv = document.createElement(</text:span><text:span text:style-name="T17">'div'</text:span><text:span text:style-name="T15">);</text:span></text:p>
      <text:p text:style-name="P3">            <text:span text:style-name="T15">sceneDiv.className = </text:span><text:span text:style-name="T17">'scene-item p-4 bg-gray-700 rounded-lg shadow-inner'</text:span><text:span text:style-name="T15">;</text:span></text:p>
      <text:p text:style-name="P3">            <text:span text:style-name="T15">sceneDiv.innerHTML = </text:span><text:span text:style-name="T17">`</text:span></text:p>
      <text:p text:style-name="P4">                <text:span text:style-name="T15">&lt;div class="flex items-center justify-between mb-4"&gt;</text:span></text:p>
      <text:p text:style-name="P3"><text:span text:style-name="T16">                    </text:span><text:span text:style-name="T17">&lt;h3 class="text-lg font-medium text-gray-200"&gt;Scene </text:span><text:span text:style-name="T15">${sceneCounter}</text:span><text:span text:style-name="T17">&lt;/h3&gt;</text:span></text:p>
      <text:p text:style-name="P4">                    <text:span text:style-name="T15">&lt;button onclick="removeScene(this)" class="text-gray-400 hover:text-red-500 transition-colors"&gt;&amp;times;&lt;/button&gt;</text:span></text:p>
      <text:p text:style-name="P4">                <text:span text:style-name="T15">&lt;/div&gt;</text:span></text:p>
      <text:p text:style-name="P4">                <text:span text:style-name="T15">&lt;div class="space-y-4"&gt;</text:span></text:p>
      <text:p text:style-name="P4">                    <text:span text:style-name="T15">&lt;div&gt;</text:span></text:p>
      <text:p text:style-name="P3"><text:span text:style-name="T16">                        </text:span><text:span text:style-name="T17">&lt;label for="sceneTitle</text:span><text:span text:style-name="T15">${sceneCounter}</text:span><text:span text:style-name="T17">" class="block text-sm font-medium text-gray-400"&gt;Scene Title / Image Prompt&lt;/label&gt;</text:span></text:p>
      <text:p text:style-name="P3"><text:span text:style-name="T16">                        </text:span><text:span text:style-name="T17">&lt;input type="text" id="sceneTitle</text:span><text:span text:style-name="T15">${sceneCounter}</text:span><text:span text:style-name="T17">" value="</text:span><text:span text:style-name="T15">${sceneTitle}</text:span><text:span text:style-name="T17">" class="mt-1 block w-full bg-gray-600 border border-gray-500 text-gray-100 rounded-md shadow-sm p-2" placeholder="e.g., 'A lone car drives on a desert highway at dusk.'"&gt;</text:span></text:p>
      <text:p text:style-name="P4">                    <text:span text:style-name="T15">&lt;/div&gt;</text:span></text:p>
      <text:p text:style-name="P4">                    <text:span text:style-name="T15">&lt;div&gt;</text:span></text:p>
      <text:p text:style-name="P3"><text:span text:style-name="T16">                        </text:span><text:span text:style-name="T17">&lt;label for="numImages</text:span><text:span text:style-name="T15">${sceneCounter}</text:span><text:span text:style-name="T17">" class="block text-sm font-medium text-gray-400"&gt;Number of Images&lt;/label&gt;</text:span></text:p>
      <text:p text:style-name="P3"><text:span text:style-name="T16">                        </text:span><text:span text:style-name="T17">&lt;input type="number" id="numImages</text:span><text:span text:style-name="T15">${sceneCounter}</text:span><text:span text:style-name="T17">" value="</text:span><text:span text:style-name="T15">${numImages}</text:span><text:span text:style-name="T17">" </text:span><text:soft-page-break/><text:span text:style-name="T17">min="1" class="mt-1 block w-full bg-gray-600 border border-gray-500 text-gray-100 rounded-md shadow-sm p-2"&gt;</text:span></text:p>
      <text:p text:style-name="P4">                    <text:span text:style-name="T15">&lt;/div&gt;</text:span></text:p>
      <text:p text:style-name="P4">                <text:span text:style-name="T15">&lt;/div&gt;</text:span></text:p>
      <text:p text:style-name="P3"><text:span text:style-name="T16">            </text:span><text:span text:style-name="T17">`</text:span><text:span text:style-name="T15">;</text:span></text:p>
      <text:p text:style-name="P3">            <text:span text:style-name="T15">scenesContainer.appendChild(sceneDiv);</text:span></text:p>
      <text:p text:style-name="P3">        <text:span text:style-name="T15">}</text:span></text:p>
      <text:p text:style-name="P5"/>
      <text:p text:style-name="P3">        <text:span text:style-name="T21">// Function to remove a scene input field</text:span></text:p>
      <text:p text:style-name="P3">        <text:span text:style-name="T20">function</text:span><text:span text:style-name="T15"> removeScene(button) {</text:span></text:p>
      <text:p text:style-name="P3">            <text:span text:style-name="T15">button.closest(</text:span><text:span text:style-name="T17">'.scene-item'</text:span><text:span text:style-name="T15">).remove();</text:span></text:p>
      <text:p text:style-name="P3">        <text:span text:style-name="T15">}</text:span></text:p>
      <text:p text:style-name="P3">        </text:p>
      <text:p text:style-name="P3">        <text:span text:style-name="T21">// Helper function for exponential backoff on fetch calls</text:span></text:p>
      <text:p text:style-name="P3">        <text:span text:style-name="T20">async</text:span><text:span text:style-name="T15"> </text:span><text:span text:style-name="T20">function</text:span><text:span text:style-name="T15"> fetchWithRetry(url, options, retries = </text:span><text:span text:style-name="T22">3</text:span><text:span text:style-name="T15">) {</text:span></text:p>
      <text:p text:style-name="P3">            <text:span text:style-name="T20">for</text:span><text:span text:style-name="T15"> (</text:span><text:span text:style-name="T20">let</text:span><text:span text:style-name="T15"> i = </text:span><text:span text:style-name="T22">0</text:span><text:span text:style-name="T15">; i &lt; retries; i++) {</text:span></text:p>
      <text:p text:style-name="P3">                <text:span text:style-name="T20">try</text:span><text:span text:style-name="T15"> {</text:span></text:p>
      <text:p text:style-name="P3">                    <text:span text:style-name="T20">const</text:span><text:span text:style-name="T15"> response = </text:span><text:span text:style-name="T20">await</text:span><text:span text:style-name="T15"> fetch(url, options);</text:span></text:p>
      <text:p text:style-name="P3">                    <text:span text:style-name="T20">if</text:span><text:span text:style-name="T15"> (response.status === </text:span><text:span text:style-name="T22">429</text:span><text:span text:style-name="T15">) {</text:span></text:p>
      <text:p text:style-name="P3">                        <text:span text:style-name="T15">console.log(</text:span><text:span text:style-name="T17">'Rate limit exceeded. Retrying...'</text:span><text:span text:style-name="T15">);</text:span></text:p>
      <text:p text:style-name="P3">                        <text:span text:style-name="T20">await</text:span><text:span text:style-name="T15"> </text:span><text:span text:style-name="T20">new</text:span><text:span text:style-name="T15"> </text:span><text:span text:style-name="T23">Promise</text:span><text:span text:style-name="T15">(res =&gt; setTimeout(res, </text:span><text:span text:style-name="T23">Math</text:span><text:span text:style-name="T15">.pow(</text:span><text:span text:style-name="T22">2</text:span><text:span text:style-name="T15">, i) * </text:span><text:span text:style-name="T22">1000</text:span><text:span text:style-name="T15">));</text:span></text:p>
      <text:p text:style-name="P3">                        <text:span text:style-name="T20">continue</text:span><text:span text:style-name="T15">;</text:span></text:p>
      <text:p text:style-name="P3">                    <text:span text:style-name="T15">}</text:span></text:p>
      <text:p text:style-name="P3">                    <text:span text:style-name="T20">if</text:span><text:span text:style-name="T15"> (!response.ok) {</text:span></text:p>
      <text:p text:style-name="P3">                        <text:span text:style-name="T20">throw</text:span><text:span text:style-name="T15"> </text:span><text:span text:style-name="T20">new</text:span><text:span text:style-name="T15"> </text:span><text:span text:style-name="T23">Error</text:span><text:span text:style-name="T15">(</text:span><text:span text:style-name="T17">`API call failed with status: </text:span><text:span text:style-name="T15">${response.status}</text:span><text:span text:style-name="T17">`</text:span><text:span text:style-name="T15">);</text:span></text:p>
      <text:p text:style-name="P3">                    <text:span text:style-name="T15">}</text:span></text:p>
      <text:p text:style-name="P3">                    <text:span text:style-name="T20">return</text:span><text:span text:style-name="T15"> response;</text:span></text:p>
      <text:p text:style-name="P3">                <text:span text:style-name="T15">} </text:span><text:span text:style-name="T20">catch</text:span><text:span text:style-name="T15"> (error) {</text:span></text:p>
      <text:p text:style-name="P3">                    <text:span text:style-name="T20">if</text:span><text:span text:style-name="T15"> (i === retries - </text:span><text:span text:style-name="T22">1</text:span><text:span text:style-name="T15">) {</text:span></text:p>
      <text:p text:style-name="P3">                        <text:span text:style-name="T20">throw</text:span><text:span text:style-name="T15"> error;</text:span></text:p>
      <text:p text:style-name="P3">                    <text:span text:style-name="T15">}</text:span></text:p>
      <text:p text:style-name="P3">                    <text:span text:style-name="T20">await</text:span><text:span text:style-name="T15"> </text:span><text:span text:style-name="T20">new</text:span><text:span text:style-name="T15"> </text:span><text:span text:style-name="T23">Promise</text:span><text:span text:style-name="T15">(res =&gt; setTimeout(res, </text:span><text:span text:style-name="T23">Math</text:span><text:span text:style-name="T15">.pow(</text:span><text:span text:style-name="T22">2</text:span><text:span text:style-name="T15">, i) * </text:span><text:span text:style-name="T22">1000</text:span><text:span text:style-name="T15">));</text:span></text:p>
      <text:p text:style-name="P3">                <text:span text:style-name="T15">}</text:span></text:p>
      <text:p text:style-name="P3">            <text:span text:style-name="T15">}</text:span></text:p>
      <text:p text:style-name="P3">        <text:span text:style-name="T15">}</text:span></text:p>
      <text:p text:style-name="P3">        </text:p>
      <text:p text:style-name="P3">        <text:span text:style-name="T21">// Function to generate a script</text:span></text:p>
      <text:p text:style-name="P3">        <text:span text:style-name="T20">async</text:span><text:span text:style-name="T15"> </text:span><text:span text:style-name="T20">function</text:span><text:span text:style-name="T15"> generateScript() {</text:span></text:p>
      <text:p text:style-name="P3">            <text:span text:style-name="T20">const</text:span><text:span text:style-name="T15"> socialMediaPrompt = document.getElementById(</text:span><text:span text:style-name="T17">'socialMediaPrompt'</text:span><text:span text:style-name="T15">).value;</text:span></text:p>
      <text:p text:style-name="P3">            <text:span text:style-name="T20">const</text:span><text:span text:style-name="T15"> platform = document.getElementById(</text:span><text:span text:style-name="T17">'platformSelect'</text:span><text:span text:style-name="T15">).value;</text:span></text:p>
      <text:p text:style-name="P5"/>
      <text:p text:style-name="P3">            <text:span text:style-name="T20">if</text:span><text:span text:style-name="T15"> (!socialMediaPrompt) {</text:span></text:p>
      <text:p text:style-name="P3">                <text:span text:style-name="T15">showMessage(</text:span><text:span text:style-name="T17">'Please provide a social media video idea first.'</text:span><text:span text:style-name="T15">);</text:span></text:p>
      <text:p text:style-name="P3">                <text:span text:style-name="T20">return</text:span><text:span text:style-name="T15">;</text:span></text:p>
      <text:p text:style-name="P3">            <text:span text:style-name="T15">}</text:span></text:p>
      <text:p text:style-name="P3">            <text:span text:style-name="T20">if</text:span><text:span text:style-name="T15"> (!apiKey) {</text:span></text:p>
      <text:p text:style-name="P3">                <text:span text:style-name="T15">showMessage(</text:span><text:span text:style-name="T17">'API key is not available. Please ensure the runtime environment </text:span><text:soft-page-break/><text:span text:style-name="T17">provides it.'</text:span><text:span text:style-name="T15">, </text:span><text:span text:style-name="T20">false</text:span><text:span text:style-name="T15">);</text:span></text:p>
      <text:p text:style-name="P3">                <text:span text:style-name="T20">return</text:span><text:span text:style-name="T15">;</text:span></text:p>
      <text:p text:style-name="P3">            <text:span text:style-name="T15">}</text:span></text:p>
      <text:p text:style-name="P3">            </text:p>
      <text:p text:style-name="P3">            <text:span text:style-name="T15">showMessage(</text:span><text:span text:style-name="T17">'Generating video script...'</text:span><text:span text:style-name="T15">, </text:span><text:span text:style-name="T20">true</text:span><text:span text:style-name="T15">);</text:span></text:p>
      <text:p text:style-name="P3">            </text:p>
      <text:p text:style-name="P3">            <text:span text:style-name="T20">const</text:span><text:span text:style-name="T15"> prompt = </text:span><text:span text:style-name="T17">`Create a video script for a short-form video on </text:span><text:span text:style-name="T15">${platform}</text:span><text:span text:style-name="T17">. The video idea is: "</text:span><text:span text:style-name="T15">${socialMediaPrompt}</text:span><text:span text:style-name="T17">". Include dialogue, on-screen text, and a concise shot list. The script should be engaging and concise.`</text:span><text:span text:style-name="T15">;</text:span></text:p>
      <text:p text:style-name="P5"/>
      <text:p text:style-name="P3">            <text:span text:style-name="T20">try</text:span><text:span text:style-name="T15"> {</text:span></text:p>
      <text:p text:style-name="P3">                <text:span text:style-name="T20">const</text:span><text:span text:style-name="T15"> payload = {</text:span></text:p>
      <text:p text:style-name="P3">                    <text:span text:style-name="T15">contents: [{ parts: [{ text: prompt }] }]</text:span></text:p>
      <text:p text:style-name="P3">                <text:span text:style-name="T15">};</text:span></text:p>
      <text:p text:style-name="P3">                <text:span text:style-name="T20">const</text:span><text:span text:style-name="T15"> apiUrl = </text:span><text:span text:style-name="T17">`https://generativelanguage.googleapis.com/v1beta/models/gemini-2.5-flash-preview-05-20:generateContent?key=</text:span><text:span text:style-name="T15">${apiKey}</text:span><text:span text:style-name="T17">`</text:span><text:span text:style-name="T15">;</text:span></text:p>
      <text:p text:style-name="P3">                <text:span text:style-name="T20">const</text:span><text:span text:style-name="T15"> response = </text:span><text:span text:style-name="T20">await</text:span><text:span text:style-name="T15"> fetchWithRetry(apiUrl, {</text:span></text:p>
      <text:p text:style-name="P3">                    <text:span text:style-name="T15">method: </text:span><text:span text:style-name="T17">'POST'</text:span><text:span text:style-name="T15">,</text:span></text:p>
      <text:p text:style-name="P3">                    <text:span text:style-name="T15">headers: { </text:span><text:span text:style-name="T17">'Content-Type'</text:span><text:span text:style-name="T15">: </text:span><text:span text:style-name="T17">'application/json'</text:span><text:span text:style-name="T15"> },</text:span></text:p>
      <text:p text:style-name="P3">                    <text:span text:style-name="T15">body: </text:span><text:span text:style-name="T23">JSON</text:span><text:span text:style-name="T15">.stringify(payload)</text:span></text:p>
      <text:p text:style-name="P3">                <text:span text:style-name="T15">});</text:span></text:p>
      <text:p text:style-name="P3">                <text:span text:style-name="T20">const</text:span><text:span text:style-name="T15"> result = </text:span><text:span text:style-name="T20">await</text:span><text:span text:style-name="T15"> response.json();</text:span></text:p>
      <text:p text:style-name="P3">                </text:p>
      <text:p text:style-name="P3">                <text:span text:style-name="T20">const</text:span><text:span text:style-name="T15"> scriptText = result.candidates?.[</text:span><text:span text:style-name="T22">0</text:span><text:span text:style-name="T15">]?.content?.parts?.[</text:span><text:span text:style-name="T22">0</text:span><text:span text:style-name="T15">]?.text;</text:span></text:p>
      <text:p text:style-name="P3">                <text:span text:style-name="T20">if</text:span><text:span text:style-name="T15"> (scriptText) {</text:span></text:p>
      <text:p text:style-name="P3">                    <text:span text:style-name="T15">document.getElementById(</text:span><text:span text:style-name="T17">'videoScript'</text:span><text:span text:style-name="T15">).value = scriptText;</text:span></text:p>
      <text:p text:style-name="P3">                    <text:span text:style-name="T15">showMessage(</text:span><text:span text:style-name="T17">'Script generated successfully!'</text:span><text:span text:style-name="T15">, </text:span><text:span text:style-name="T20">false</text:span><text:span text:style-name="T15">);</text:span></text:p>
      <text:p text:style-name="P3">                <text:span text:style-name="T15">} </text:span><text:span text:style-name="T20">else</text:span><text:span text:style-name="T15"> {</text:span></text:p>
      <text:p text:style-name="P3">                    <text:span text:style-name="T20">throw</text:span><text:span text:style-name="T15"> </text:span><text:span text:style-name="T20">new</text:span><text:span text:style-name="T15"> </text:span><text:span text:style-name="T23">Error</text:span><text:span text:style-name="T15">(</text:span><text:span text:style-name="T17">'Could not parse API response.'</text:span><text:span text:style-name="T15">);</text:span></text:p>
      <text:p text:style-name="P3">                <text:span text:style-name="T15">}</text:span></text:p>
      <text:p text:style-name="P3">            <text:span text:style-name="T15">} </text:span><text:span text:style-name="T20">catch</text:span><text:span text:style-name="T15"> (error) {</text:span></text:p>
      <text:p text:style-name="P3">                <text:span text:style-name="T15">console.error(</text:span><text:span text:style-name="T17">"Error generating script:"</text:span><text:span text:style-name="T15">, error);</text:span></text:p>
      <text:p text:style-name="P3">                <text:span text:style-name="T15">showMessage(</text:span><text:span text:style-name="T17">'An error occurred while generating the script. Please try again.'</text:span><text:span text:style-name="T15">, </text:span><text:span text:style-name="T20">false</text:span><text:span text:style-name="T15">);</text:span></text:p>
      <text:p text:style-name="P3">            <text:span text:style-name="T15">}</text:span></text:p>
      <text:p text:style-name="P3">        <text:span text:style-name="T15">}</text:span></text:p>
      <text:p text:style-name="P5"/>
      <text:p text:style-name="P3">        <text:span text:style-name="T21">// The core function to generate scenes based on user input</text:span></text:p>
      <text:p text:style-name="P3">        <text:span text:style-name="T20">async</text:span><text:span text:style-name="T15"> </text:span><text:span text:style-name="T20">function</text:span><text:span text:style-name="T15"> generateScenesFromIdea() {</text:span></text:p>
      <text:p text:style-name="P3">            <text:span text:style-name="T20">const</text:span><text:span text:style-name="T15"> socialMediaPrompt = document.getElementById(</text:span><text:span text:style-name="T17">'socialMediaPrompt'</text:span><text:span text:style-name="T15">).value;</text:span></text:p>
      <text:p text:style-name="P3">            <text:span text:style-name="T20">const</text:span><text:span text:style-name="T15"> videoScript = document.getElementById(</text:span><text:span text:style-name="T17">'videoScript'</text:span><text:span text:style-name="T15">).value;</text:span></text:p>
      <text:p text:style-name="P3">            <text:span text:style-name="T20">const</text:span><text:span text:style-name="T15"> platform = document.getElementById(</text:span><text:span text:style-name="T17">'platformSelect'</text:span><text:span text:style-name="T15">).value;</text:span></text:p>
      <text:p text:style-name="P3">            <text:span text:style-name="T20">let</text:span><text:span text:style-name="T15"> combinedPrompt;</text:span></text:p>
      <text:p text:style-name="P5"/>
      <text:p text:style-name="P3">            <text:span text:style-name="T20">if</text:span><text:span text:style-name="T15"> (!socialMediaPrompt &amp;&amp; !videoScript) {</text:span></text:p>
      <text:p text:style-name="P3">                <text:span text:style-name="T15">showMessage(</text:span><text:span text:style-name="T17">'Please provide a social media video idea or paste a script.'</text:span><text:span text:style-name="T15">);</text:span></text:p>
      <text:p text:style-name="P3"><text:soft-page-break/>                <text:span text:style-name="T20">return</text:span><text:span text:style-name="T15">;</text:span></text:p>
      <text:p text:style-name="P3">            <text:span text:style-name="T15">}</text:span></text:p>
      <text:p text:style-name="P3">            </text:p>
      <text:p text:style-name="P3">            <text:span text:style-name="T20">if</text:span><text:span text:style-name="T15"> (!apiKey) {</text:span></text:p>
      <text:p text:style-name="P3">                <text:span text:style-name="T15">showMessage(</text:span><text:span text:style-name="T17">'API key is not available. Please ensure the runtime environment provides it.'</text:span><text:span text:style-name="T15">, </text:span><text:span text:style-name="T20">false</text:span><text:span text:style-name="T15">);</text:span></text:p>
      <text:p text:style-name="P3">                <text:span text:style-name="T20">return</text:span><text:span text:style-name="T15">;</text:span></text:p>
      <text:p text:style-name="P3">            <text:span text:style-name="T15">}</text:span></text:p>
      <text:p text:style-name="P3">            </text:p>
      <text:p text:style-name="P3">            <text:span text:style-name="T15">showMessage(</text:span><text:span text:style-name="T17">'Analyzing video idea and generating scene breakdown...'</text:span><text:span text:style-name="T15">, </text:span><text:span text:style-name="T20">true</text:span><text:span text:style-name="T15">);</text:span></text:p>
      <text:p text:style-name="P3">            </text:p>
      <text:p text:style-name="P3">            <text:span text:style-name="T20">if</text:span><text:span text:style-name="T15"> (videoScript) {</text:span></text:p>
      <text:p text:style-name="P3">                <text:span text:style-name="T15">combinedPrompt = </text:span><text:span text:style-name="T17">`Based on the following script for a </text:span><text:span text:style-name="T15">${platform}</text:span><text:span text:style-name="T17"> video, generate a short, punchy scene breakdown. For each scene, provide a concise title that can serve as an image prompt and a suggested number of images (1-3) to use. Respond in JSON format.</text:span></text:p>
      <text:p text:style-name="P4">                </text:p>
      <text:p text:style-name="P3"><text:span text:style-name="T16">                </text:span><text:span text:style-name="T17">Script: "</text:span><text:span text:style-name="T15">${videoScript}</text:span><text:span text:style-name="T17">"</text:span></text:p>
      <text:p text:style-name="P4">                </text:p>
      <text:p text:style-name="P4">                <text:span text:style-name="T15">JSON Response:</text:span></text:p>
      <text:p text:style-name="P3"><text:span text:style-name="T16">                </text:span><text:span text:style-name="T17">[{"scene": "...", "images": ... }, {"scene": "...", "images": ... }, ...]`</text:span><text:span text:style-name="T15">;</text:span></text:p>
      <text:p text:style-name="P3">            <text:span text:style-name="T15">} </text:span><text:span text:style-name="T20">else</text:span><text:span text:style-name="T15"> {</text:span></text:p>
      <text:p text:style-name="P3">                <text:span text:style-name="T15">combinedPrompt = </text:span><text:span text:style-name="T17">`Based on the following social media video idea, generate a short, punchy scene breakdown suitable for a platform like </text:span><text:span text:style-name="T15">${platform}</text:span><text:span text:style-name="T17">. For each scene, provide a concise title that can serve as an image prompt and a suggested number of images (1-3). Respond in JSON format.</text:span></text:p>
      <text:p text:style-name="P4">                </text:p>
      <text:p text:style-name="P3"><text:span text:style-name="T16">                </text:span><text:span text:style-name="T17">Social Media Video Idea: "</text:span><text:span text:style-name="T15">${socialMediaPrompt}</text:span><text:span text:style-name="T17">"</text:span></text:p>
      <text:p text:style-name="P4">                </text:p>
      <text:p text:style-name="P4">                <text:span text:style-name="T15">JSON Response:</text:span></text:p>
      <text:p text:style-name="P3"><text:span text:style-name="T16">                </text:span><text:span text:style-name="T17">[{"scene": "...", "images": ... }, {"scene": "...", "images": ... }, ...]`</text:span><text:span text:style-name="T15">;</text:span></text:p>
      <text:p text:style-name="P3">            <text:span text:style-name="T15">}</text:span></text:p>
      <text:p text:style-name="P3">            </text:p>
      <text:p text:style-name="P3">            <text:span text:style-name="T20">try</text:span><text:span text:style-name="T15"> {</text:span></text:p>
      <text:p text:style-name="P3">                <text:span text:style-name="T20">const</text:span><text:span text:style-name="T15"> payload = {</text:span></text:p>
      <text:p text:style-name="P3">                    <text:span text:style-name="T15">contents: [{ parts: [{ text: combinedPrompt }] }],</text:span></text:p>
      <text:p text:style-name="P3">                    <text:span text:style-name="T15">generationConfig: {</text:span></text:p>
      <text:p text:style-name="P3">                        <text:span text:style-name="T15">responseMimeType: </text:span><text:span text:style-name="T17">"application/json"</text:span><text:span text:style-name="T15">,</text:span></text:p>
      <text:p text:style-name="P3">                        <text:span text:style-name="T15">responseSchema: {</text:span></text:p>
      <text:p text:style-name="P3">                            <text:span text:style-name="T15">type: </text:span><text:span text:style-name="T17">"ARRAY"</text:span><text:span text:style-name="T15">,</text:span></text:p>
      <text:p text:style-name="P3">                            <text:span text:style-name="T15">items: {</text:span></text:p>
      <text:p text:style-name="P3">                                <text:span text:style-name="T15">type: </text:span><text:span text:style-name="T17">"OBJECT"</text:span><text:span text:style-name="T15">,</text:span></text:p>
      <text:p text:style-name="P3">                                <text:span text:style-name="T15">properties: {</text:span></text:p>
      <text:p text:style-name="P3">                                    <text:span text:style-name="T17">"scene"</text:span><text:span text:style-name="T15">: { </text:span><text:span text:style-name="T17">"type"</text:span><text:span text:style-name="T15">: </text:span><text:span text:style-name="T17">"STRING"</text:span><text:span text:style-name="T15"> },</text:span></text:p>
      <text:p text:style-name="P3">                                    <text:span text:style-name="T17">"images"</text:span><text:span text:style-name="T15">: { </text:span><text:span text:style-name="T17">"type"</text:span><text:span text:style-name="T15">: </text:span><text:span text:style-name="T17">"NUMBER"</text:span><text:span text:style-name="T15"> }</text:span></text:p>
      <text:p text:style-name="P3">                                <text:span text:style-name="T15">}</text:span></text:p>
      <text:p text:style-name="P3">                            <text:span text:style-name="T15">}</text:span></text:p>
      <text:p text:style-name="P3"><text:soft-page-break/>                        <text:span text:style-name="T15">}</text:span></text:p>
      <text:p text:style-name="P3">                    <text:span text:style-name="T15">}</text:span></text:p>
      <text:p text:style-name="P3">                <text:span text:style-name="T15">};</text:span></text:p>
      <text:p text:style-name="P3">                <text:span text:style-name="T20">const</text:span><text:span text:style-name="T15"> apiUrl = </text:span><text:span text:style-name="T17">`https://generativelanguage.googleapis.com/v1beta/models/gemini-2.5-flash-preview-05-20:generateContent?key=</text:span><text:span text:style-name="T15">${apiKey}</text:span><text:span text:style-name="T17">`</text:span><text:span text:style-name="T15">;</text:span></text:p>
      <text:p text:style-name="P3">                <text:span text:style-name="T20">const</text:span><text:span text:style-name="T15"> response = </text:span><text:span text:style-name="T20">await</text:span><text:span text:style-name="T15"> fetchWithRetry(apiUrl, {</text:span></text:p>
      <text:p text:style-name="P3">                    <text:span text:style-name="T15">method: </text:span><text:span text:style-name="T17">'POST'</text:span><text:span text:style-name="T15">,</text:span></text:p>
      <text:p text:style-name="P3">                    <text:span text:style-name="T15">headers: { </text:span><text:span text:style-name="T17">'Content-Type'</text:span><text:span text:style-name="T15">: </text:span><text:span text:style-name="T17">'application/json'</text:span><text:span text:style-name="T15"> },</text:span></text:p>
      <text:p text:style-name="P3">                    <text:span text:style-name="T15">body: </text:span><text:span text:style-name="T23">JSON</text:span><text:span text:style-name="T15">.stringify(payload)</text:span></text:p>
      <text:p text:style-name="P3">                <text:span text:style-name="T15">});</text:span></text:p>
      <text:p text:style-name="P3">                <text:span text:style-name="T20">const</text:span><text:span text:style-name="T15"> result = </text:span><text:span text:style-name="T20">await</text:span><text:span text:style-name="T15"> response.json();</text:span></text:p>
      <text:p text:style-name="P3">                </text:p>
      <text:p text:style-name="P3">                <text:span text:style-name="T20">const</text:span><text:span text:style-name="T15"> jsonText = result.candidates?.[</text:span><text:span text:style-name="T22">0</text:span><text:span text:style-name="T15">]?.content?.parts?.[</text:span><text:span text:style-name="T22">0</text:span><text:span text:style-name="T15">]?.text;</text:span></text:p>
      <text:p text:style-name="P3">                <text:span text:style-name="T20">if</text:span><text:span text:style-name="T15"> (!jsonText) {</text:span></text:p>
      <text:p text:style-name="P3">                    <text:span text:style-name="T20">throw</text:span><text:span text:style-name="T15"> </text:span><text:span text:style-name="T20">new</text:span><text:span text:style-name="T15"> </text:span><text:span text:style-name="T23">Error</text:span><text:span text:style-name="T15">(</text:span><text:span text:style-name="T17">'Could not parse API response.'</text:span><text:span text:style-name="T15">);</text:span></text:p>
      <text:p text:style-name="P3">                <text:span text:style-name="T15">}</text:span></text:p>
      <text:p text:style-name="P3">                <text:span text:style-name="T20">const</text:span><text:span text:style-name="T15"> scenes = </text:span><text:span text:style-name="T23">JSON</text:span><text:span text:style-name="T15">.parse(jsonText);</text:span></text:p>
      <text:p text:style-name="P3">                </text:p>
      <text:p text:style-name="P3">                <text:span text:style-name="T21">// Clear existing scenes</text:span></text:p>
      <text:p text:style-name="P3">                <text:span text:style-name="T20">const</text:span><text:span text:style-name="T15"> scenesContainer = document.getElementById(</text:span><text:span text:style-name="T17">'scenesContainer'</text:span><text:span text:style-name="T15">);</text:span></text:p>
      <text:p text:style-name="P3">                <text:span text:style-name="T15">scenesContainer.innerHTML = </text:span><text:span text:style-name="T17">''</text:span><text:span text:style-name="T15">;</text:span></text:p>
      <text:p text:style-name="P3">                <text:span text:style-name="T15">sceneCounter = </text:span><text:span text:style-name="T22">0</text:span><text:span text:style-name="T15">;</text:span></text:p>
      <text:p text:style-name="P5"/>
      <text:p text:style-name="P3">                <text:span text:style-name="T15">scenes.forEach(scene =&gt; addScene(scene.scene, scene.images));</text:span></text:p>
      <text:p text:style-name="P3">                <text:span text:style-name="T15">showMessage(</text:span><text:span text:style-name="T17">'Scenes generated successfully!'</text:span><text:span text:style-name="T15">, </text:span><text:span text:style-name="T20">false</text:span><text:span text:style-name="T15">);</text:span></text:p>
      <text:p text:style-name="P5"/>
      <text:p text:style-name="P3">            <text:span text:style-name="T15">} </text:span><text:span text:style-name="T20">catch</text:span><text:span text:style-name="T15"> (error) {</text:span></text:p>
      <text:p text:style-name="P3">                <text:span text:style-name="T15">console.error(</text:span><text:span text:style-name="T17">"Error generating social media prompts:"</text:span><text:span text:style-name="T15">, error);</text:span></text:p>
      <text:p text:style-name="P3">                <text:span text:style-name="T15">showMessage(</text:span><text:span text:style-name="T17">'An error occurred while generating social media prompts. Please try again.'</text:span><text:span text:style-name="T15">, </text:span><text:span text:style-name="T20">false</text:span><text:span text:style-name="T15">);</text:span></text:p>
      <text:p text:style-name="P3">            <text:span text:style-name="T15">}</text:span></text:p>
      <text:p text:style-name="P3">        <text:span text:style-name="T15">}</text:span></text:p>
      <text:p text:style-name="P8"/>
      <text:p text:style-name="P3">        <text:span text:style-name="T21">// Helper function to get the current scenes from the form</text:span></text:p>
      <text:p text:style-name="P3">        <text:span text:style-name="T20">function</text:span><text:span text:style-name="T15"> getScenes() {</text:span></text:p>
      <text:p text:style-name="P3">            <text:span text:style-name="T20">const</text:span><text:span text:style-name="T15"> scenes = [];</text:span></text:p>
      <text:p text:style-name="P3">            <text:span text:style-name="T15">document.querySelectorAll(</text:span><text:span text:style-name="T17">'.scene-item'</text:span><text:span text:style-name="T15">).forEach(sceneDiv =&gt; {</text:span></text:p>
      <text:p text:style-name="P3">                <text:span text:style-name="T20">const</text:span><text:span text:style-name="T15"> titleInput = sceneDiv.querySelector(</text:span><text:span text:style-name="T17">'input[id^="sceneTitle"]'</text:span><text:span text:style-name="T15">);</text:span></text:p>
      <text:p text:style-name="P3">                <text:span text:style-name="T20">const</text:span><text:span text:style-name="T15"> imagesInput = sceneDiv.querySelector(</text:span><text:span text:style-name="T17">'input[id^="numImages"]'</text:span><text:span text:style-name="T15">);</text:span></text:p>
      <text:p text:style-name="P3">                <text:span text:style-name="T15">scenes.push({</text:span></text:p>
      <text:p text:style-name="P3">                    <text:span text:style-name="T15">title: titleInput.value,</text:span></text:p>
      <text:p text:style-name="P3">                    <text:span text:style-name="T15">numImages: parseInt(imagesInput.value, </text:span><text:span text:style-name="T22">10</text:span><text:span text:style-name="T15">) || </text:span><text:span text:style-name="T22">1</text:span></text:p>
      <text:p text:style-name="P3">                <text:span text:style-name="T15">});</text:span></text:p>
      <text:p text:style-name="P3">            <text:span text:style-name="T15">});</text:span></text:p>
      <text:p text:style-name="P3">            <text:span text:style-name="T20">return</text:span><text:span text:style-name="T15"> scenes;</text:span></text:p>
      <text:p text:style-name="P3"><text:soft-page-break/>        <text:span text:style-name="T15">}</text:span></text:p>
      <text:p text:style-name="P5"/>
      <text:p text:style-name="P3">        <text:span text:style-name="T21">// Function to generate the video timeline based on scenes and duration</text:span></text:p>
      <text:p text:style-name="P3">        <text:span text:style-name="T20">function</text:span><text:span text:style-name="T15"> generateTimeline() {</text:span></text:p>
      <text:p text:style-name="P3">            <text:span text:style-name="T20">const</text:span><text:span text:style-name="T15"> duration = parseFloat(document.getElementById(</text:span><text:span text:style-name="T17">'videoDuration'</text:span><text:span text:style-name="T15">).value);</text:span></text:p>
      <text:p text:style-name="P3">            <text:span text:style-name="T20">if</text:span><text:span text:style-name="T15"> (isNaN(duration) || duration &lt;= </text:span><text:span text:style-name="T22">0</text:span><text:span text:style-name="T15">) {</text:span></text:p>
      <text:p text:style-name="P3">                <text:span text:style-name="T15">showMessage(</text:span><text:span text:style-name="T17">'Please enter a valid video duration.'</text:span><text:span text:style-name="T15">);</text:span></text:p>
      <text:p text:style-name="P3">                <text:span text:style-name="T20">return</text:span><text:span text:style-name="T15">;</text:span></text:p>
      <text:p text:style-name="P3">            <text:span text:style-name="T15">}</text:span></text:p>
      <text:p text:style-name="P3">            <text:span text:style-name="T20">const</text:span><text:span text:style-name="T15"> scenes = getScenes();</text:span></text:p>
      <text:p text:style-name="P3">            <text:span text:style-name="T20">if</text:span><text:span text:style-name="T15"> (scenes.length === </text:span><text:span text:style-name="T22">0</text:span><text:span text:style-name="T15">) {</text:span></text:p>
      <text:p text:style-name="P3">                <text:span text:style-name="T15">showMessage(</text:span><text:span text:style-name="T17">'Please add at least one scene first.'</text:span><text:span text:style-name="T15">);</text:span></text:p>
      <text:p text:style-name="P3">                <text:span text:style-name="T20">return</text:span><text:span text:style-name="T15">;</text:span></text:p>
      <text:p text:style-name="P3">            <text:span text:style-name="T15">}</text:span></text:p>
      <text:p text:style-name="P5"/>
      <text:p text:style-name="P3">            <text:span text:style-name="T20">let</text:span><text:span text:style-name="T15"> totalImages = scenes.reduce((sum, scene) =&gt; sum + scene.numImages, </text:span><text:span text:style-name="T22">0</text:span><text:span text:style-name="T15">);</text:span></text:p>
      <text:p text:style-name="P3">            <text:span text:style-name="T20">if</text:span><text:span text:style-name="T15"> (totalImages === </text:span><text:span text:style-name="T22">0</text:span><text:span text:style-name="T15">) {</text:span></text:p>
      <text:p text:style-name="P3">                <text:span text:style-name="T15">showMessage(</text:span><text:span text:style-name="T17">'Please specify at least one image for your scenes.'</text:span><text:span text:style-name="T15">);</text:span></text:p>
      <text:p text:style-name="P3">                <text:span text:style-name="T20">return</text:span><text:span text:style-name="T15">;</text:span></text:p>
      <text:p text:style-name="P3">            <text:span text:style-name="T15">}</text:span></text:p>
      <text:p text:style-name="P5"/>
      <text:p text:style-name="P3">            <text:span text:style-name="T20">const</text:span><text:span text:style-name="T15"> timePerImage = duration / totalImages;</text:span></text:p>
      <text:p text:style-name="P3">            <text:span text:style-name="T20">let</text:span><text:span text:style-name="T15"> currentTime = </text:span><text:span text:style-name="T22">0</text:span><text:span text:style-name="T15">;</text:span></text:p>
      <text:p text:style-name="P5"/>
      <text:p text:style-name="P3">            <text:span text:style-name="T20">const</text:span><text:span text:style-name="T15"> timelineContent = document.getElementById(</text:span><text:span text:style-name="T17">'timelineContent'</text:span><text:span text:style-name="T15">);</text:span></text:p>
      <text:p text:style-name="P3">            <text:span text:style-name="T15">timelineContent.innerHTML = </text:span><text:span text:style-name="T17">''</text:span><text:span text:style-name="T15">;</text:span></text:p>
      <text:p text:style-name="P5"/>
      <text:p text:style-name="P3">            <text:span text:style-name="T15">scenes.forEach((scene, index) =&gt; {</text:span></text:p>
      <text:p text:style-name="P3">                <text:span text:style-name="T20">const</text:span><text:span text:style-name="T15"> sceneDuration = scene.numImages * timePerImage;</text:span></text:p>
      <text:p text:style-name="P3">                <text:span text:style-name="T20">const</text:span><text:span text:style-name="T15"> endTime = currentTime + sceneDuration;</text:span></text:p>
      <text:p text:style-name="P5"/>
      <text:p text:style-name="P3">                <text:span text:style-name="T20">const</text:span><text:span text:style-name="T15"> timelineItem = document.createElement(</text:span><text:span text:style-name="T17">'div'</text:span><text:span text:style-name="T15">);</text:span></text:p>
      <text:p text:style-name="P3">                <text:span text:style-name="T15">timelineItem.className = </text:span><text:span text:style-name="T17">'p-4 bg-gray-800 rounded-lg shadow-lg'</text:span><text:span text:style-name="T15">;</text:span></text:p>
      <text:p text:style-name="P3">                <text:span text:style-name="T15">timelineItem.innerHTML = </text:span><text:span text:style-name="T17">`</text:span></text:p>
      <text:p text:style-name="P3"><text:span text:style-name="T16">                    </text:span><text:span text:style-name="T17">&lt;h3 class="font-bold text-lg text-teal-300"&gt;Scene </text:span><text:span text:style-name="T15">${index + </text:span><text:span text:style-name="T22">1</text:span><text:span text:style-name="T15">}</text:span><text:span text:style-name="T17">: </text:span><text:span text:style-name="T15">${scene.title}</text:span><text:span text:style-name="T17">&lt;/h3&gt;</text:span></text:p>
      <text:p text:style-name="P3"><text:span text:style-name="T16">                    </text:span><text:span text:style-name="T17">&lt;p class="text-sm text-gray-400 mt-1"&gt;Duration: </text:span><text:span text:style-name="T15">${sceneDuration.toFixed(</text:span><text:span text:style-name="T22">2</text:span><text:span text:style-name="T15">)}</text:span><text:span text:style-name="T17">s&lt;/p&gt;</text:span></text:p>
      <text:p text:style-name="P3"><text:span text:style-name="T16">                    </text:span><text:span text:style-name="T17">&lt;p class="text-sm text-gray-400"&gt;Timeline: </text:span><text:span text:style-name="T15">${currentTime.toFixed(</text:span><text:span text:style-name="T22">2</text:span><text:span text:style-name="T15">)}</text:span><text:span text:style-name="T17">s - </text:span><text:span text:style-name="T15">${endTime.toFixed(</text:span><text:span text:style-name="T22">2</text:span><text:span text:style-name="T15">)}</text:span><text:span text:style-name="T17">s&lt;/p&gt;</text:span></text:p>
      <text:p text:style-name="P3"><text:span text:style-name="T16">                    </text:span><text:span text:style-name="T17">&lt;p class="text-sm text-gray-400"&gt;Images: </text:span><text:span text:style-name="T15">${scene.numImages}</text:span><text:span text:style-name="T17">&lt;/p&gt;</text:span></text:p>
      <text:p text:style-name="P3"><text:span text:style-name="T16">                </text:span><text:span text:style-name="T17">`</text:span><text:span text:style-name="T15">;</text:span></text:p>
      <text:p text:style-name="P3">                <text:span text:style-name="T15">timelineContent.appendChild(timelineItem);</text:span></text:p>
      <text:p text:style-name="P3">                <text:span text:style-name="T15">currentTime = endTime;</text:span></text:p>
      <text:p text:style-name="P3">            <text:span text:style-name="T15">});</text:span></text:p>
      <text:p text:style-name="P5"/>
      <text:p text:style-name="P3">            <text:span text:style-name="T15">document.getElementById(</text:span><text:span text:style-name="T17">'timelineOutput'</text:span><text:span text:style-name="T15">).classList.remove(</text:span><text:span text:style-name="T17">'hidden'</text:span><text:span text:style-name="T15">);</text:span></text:p>
      <text:p text:style-name="P3"><text:soft-page-break/>            <text:span text:style-name="T15">showMessage(</text:span><text:span text:style-name="T17">'Timeline generated successfully!'</text:span><text:span text:style-name="T15">);</text:span></text:p>
      <text:p text:style-name="P3">        <text:span text:style-name="T15">}</text:span></text:p>
      <text:p text:style-name="P5"/>
      <text:p text:style-name="P3">        <text:span text:style-name="T21">// Function to copy the generated timeline text to the clipboard</text:span></text:p>
      <text:p text:style-name="P3">        <text:span text:style-name="T20">function</text:span><text:span text:style-name="T15"> copyTimeline() {</text:span></text:p>
      <text:p text:style-name="P3">            <text:span text:style-name="T20">const</text:span><text:span text:style-name="T15"> timelineContent = document.getElementById(</text:span><text:span text:style-name="T17">'timelineContent'</text:span><text:span text:style-name="T15">);</text:span></text:p>
      <text:p text:style-name="P3">            <text:span text:style-name="T20">const</text:span><text:span text:style-name="T15"> textToCopy = timelineContent.innerText;</text:span></text:p>
      <text:p text:style-name="P3">            <text:span text:style-name="T20">if</text:span><text:span text:style-name="T15"> (textToCopy) {</text:span></text:p>
      <text:p text:style-name="P3">                <text:span text:style-name="T20">const</text:span><text:span text:style-name="T15"> tempTextArea = document.createElement(</text:span><text:span text:style-name="T17">'textarea'</text:span><text:span text:style-name="T15">);</text:span></text:p>
      <text:p text:style-name="P3">                <text:span text:style-name="T15">tempTextArea.value = textToCopy;</text:span></text:p>
      <text:p text:style-name="P3">                <text:span text:style-name="T15">document.body.appendChild(tempTextArea);</text:span></text:p>
      <text:p text:style-name="P3">                <text:span text:style-name="T15">tempTextArea.select();</text:span></text:p>
      <text:p text:style-name="P3">                <text:span text:style-name="T15">document.execCommand(</text:span><text:span text:style-name="T17">'copy'</text:span><text:span text:style-name="T15">);</text:span></text:p>
      <text:p text:style-name="P3">                <text:span text:style-name="T15">document.body.removeChild(tempTextArea);</text:span></text:p>
      <text:p text:style-name="P3">                <text:span text:style-name="T15">showMessage(</text:span><text:span text:style-name="T17">'Timeline copied to clipboard!'</text:span><text:span text:style-name="T15">);</text:span></text:p>
      <text:p text:style-name="P3">            <text:span text:style-name="T15">} </text:span><text:span text:style-name="T20">else</text:span><text:span text:style-name="T15"> {</text:span></text:p>
      <text:p text:style-name="P3">                <text:span text:style-name="T15">showMessage(</text:span><text:span text:style-name="T17">'No timeline to copy.'</text:span><text:span text:style-name="T15">);</text:span></text:p>
      <text:p text:style-name="P3">            <text:span text:style-name="T15">}</text:span></text:p>
      <text:p text:style-name="P3">        <text:span text:style-name="T15">}</text:span></text:p>
      <text:p text:style-name="P5"/>
      <text:p text:style-name="P3">        <text:span text:style-name="T21">// Function to generate images for each scene using the Imagen API</text:span></text:p>
      <text:p text:style-name="P3">        <text:span text:style-name="T20">async</text:span><text:span text:style-name="T15"> </text:span><text:span text:style-name="T20">function</text:span><text:span text:style-name="T15"> generateImages() {</text:span></text:p>
      <text:p text:style-name="P3">            <text:span text:style-name="T20">const</text:span><text:span text:style-name="T15"> scenes = getScenes();</text:span></text:p>
      <text:p text:style-name="P3">            <text:span text:style-name="T20">if</text:span><text:span text:style-name="T15"> (scenes.length === </text:span><text:span text:style-name="T22">0</text:span><text:span text:style-name="T15">) {</text:span></text:p>
      <text:p text:style-name="P3">                <text:span text:style-name="T15">showMessage(</text:span><text:span text:style-name="T17">'Please add at least one scene first.'</text:span><text:span text:style-name="T15">);</text:span></text:p>
      <text:p text:style-name="P3">                <text:span text:style-name="T20">return</text:span><text:span text:style-name="T15">;</text:span></text:p>
      <text:p text:style-name="P3">            <text:span text:style-name="T15">}</text:span></text:p>
      <text:p text:style-name="P3">            <text:span text:style-name="T20">if</text:span><text:span text:style-name="T15"> (!apiKey) {</text:span></text:p>
      <text:p text:style-name="P3">                <text:span text:style-name="T15">showMessage(</text:span><text:span text:style-name="T17">'API key is not available. Please ensure the runtime environment provides it.'</text:span><text:span text:style-name="T15">);</text:span></text:p>
      <text:p text:style-name="P3">                <text:span text:style-name="T20">return</text:span><text:span text:style-name="T15">;</text:span></text:p>
      <text:p text:style-name="P3">            <text:span text:style-name="T15">}</text:span></text:p>
      <text:p text:style-name="P5"/>
      <text:p text:style-name="P3">            <text:span text:style-name="T20">const</text:span><text:span text:style-name="T15"> imagesOutput = document.getElementById(</text:span><text:span text:style-name="T17">'imagesOutput'</text:span><text:span text:style-name="T15">);</text:span></text:p>
      <text:p text:style-name="P3">            <text:span text:style-name="T20">const</text:span><text:span text:style-name="T15"> imagesContent = document.getElementById(</text:span><text:span text:style-name="T17">'imagesContent'</text:span><text:span text:style-name="T15">);</text:span></text:p>
      <text:p text:style-name="P3">            <text:span text:style-name="T15">imagesContent.innerHTML = </text:span><text:span text:style-name="T17">''</text:span><text:span text:style-name="T15">;</text:span></text:p>
      <text:p text:style-name="P3">            <text:span text:style-name="T15">imagesOutput.classList.remove(</text:span><text:span text:style-name="T17">'hidden'</text:span><text:span text:style-name="T15">);</text:span></text:p>
      <text:p text:style-name="P3">            </text:p>
      <text:p text:style-name="P3">            <text:span text:style-name="T20">const</text:span><text:span text:style-name="T15"> allPrompts = scenes.flatMap(scene =&gt; </text:span><text:span text:style-name="T23">Array</text:span><text:span text:style-name="T15">(scene.numImages).fill(scene.title));</text:span></text:p>
      <text:p text:style-name="P5"/>
      <text:p text:style-name="P3">            <text:span text:style-name="T20">for</text:span><text:span text:style-name="T15"> (</text:span><text:span text:style-name="T20">let</text:span><text:span text:style-name="T15"> i = </text:span><text:span text:style-name="T22">0</text:span><text:span text:style-name="T15">; i &lt; allPrompts.length; i++) {</text:span></text:p>
      <text:p text:style-name="P3">                <text:span text:style-name="T20">const</text:span><text:span text:style-name="T15"> prompt = allPrompts[i];</text:span></text:p>
      <text:p text:style-name="P3">                <text:span text:style-name="T15">showMessage(</text:span><text:span text:style-name="T17">`Generating image </text:span><text:span text:style-name="T15">${i + </text:span><text:span text:style-name="T22">1</text:span><text:span text:style-name="T15">}</text:span><text:span text:style-name="T17"> of </text:span><text:span text:style-name="T15">${allPrompts.length}</text:span><text:span text:style-name="T17">...`</text:span><text:span text:style-name="T15">, </text:span><text:span text:style-name="T20">true</text:span><text:span text:style-name="T15">);</text:span></text:p>
      <text:p text:style-name="P5"/>
      <text:p text:style-name="P3">                <text:span text:style-name="T20">const</text:span><text:span text:style-name="T15"> payload = {</text:span></text:p>
      <text:p text:style-name="P3">                    <text:span text:style-name="T15">instances: { prompt: prompt },</text:span></text:p>
      <text:p text:style-name="P3"><text:soft-page-break/>                    <text:span text:style-name="T15">parameters: { </text:span><text:span text:style-name="T17">"sampleCount"</text:span><text:span text:style-name="T15">: </text:span><text:span text:style-name="T22">1</text:span><text:span text:style-name="T15"> }</text:span></text:p>
      <text:p text:style-name="P3">                <text:span text:style-name="T15">};</text:span></text:p>
      <text:p text:style-name="P3">                <text:span text:style-name="T20">const</text:span><text:span text:style-name="T15"> apiUrl = </text:span><text:span text:style-name="T17">`https://generativelanguage.googleapis.com/v1beta/models/imagen-3.0-generate-002:predict?key=</text:span><text:span text:style-name="T15">${apiKey}</text:span><text:span text:style-name="T17">`</text:span><text:span text:style-name="T15">;</text:span></text:p>
      <text:p text:style-name="P5"/>
      <text:p text:style-name="P3">                <text:span text:style-name="T20">try</text:span><text:span text:style-name="T15"> {</text:span></text:p>
      <text:p text:style-name="P3">                    <text:span text:style-name="T20">const</text:span><text:span text:style-name="T15"> response = </text:span><text:span text:style-name="T20">await</text:span><text:span text:style-name="T15"> fetchWithRetry(apiUrl, {</text:span></text:p>
      <text:p text:style-name="P3">                        <text:span text:style-name="T15">method: </text:span><text:span text:style-name="T17">'POST'</text:span><text:span text:style-name="T15">,</text:span></text:p>
      <text:p text:style-name="P3">                        <text:span text:style-name="T15">headers: { </text:span><text:span text:style-name="T17">'Content-Type'</text:span><text:span text:style-name="T15">: </text:span><text:span text:style-name="T17">'application/json'</text:span><text:span text:style-name="T15"> },</text:span></text:p>
      <text:p text:style-name="P3">                        <text:span text:style-name="T15">body: </text:span><text:span text:style-name="T23">JSON</text:span><text:span text:style-name="T15">.stringify(payload)</text:span></text:p>
      <text:p text:style-name="P3">                    <text:span text:style-name="T15">});</text:span></text:p>
      <text:p text:style-name="P3">                    <text:span text:style-name="T20">const</text:span><text:span text:style-name="T15"> result = </text:span><text:span text:style-name="T20">await</text:span><text:span text:style-name="T15"> response.json();</text:span></text:p>
      <text:p text:style-name="P3">                    </text:p>
      <text:p text:style-name="P3">                    <text:span text:style-name="T20">if</text:span><text:span text:style-name="T15"> (result.predictions &amp;&amp; result.predictions.length &gt; </text:span><text:span text:style-name="T22">0</text:span><text:span text:style-name="T15"> &amp;&amp; result.predictions[</text:span><text:span text:style-name="T22">0</text:span><text:span text:style-name="T15">].bytesBase64Encoded) {</text:span></text:p>
      <text:p text:style-name="P3">                        <text:span text:style-name="T20">const</text:span><text:span text:style-name="T15"> imageData = result.predictions[</text:span><text:span text:style-name="T22">0</text:span><text:span text:style-name="T15">].bytesBase64Encoded;</text:span></text:p>
      <text:p text:style-name="P3">                        <text:span text:style-name="T20">const</text:span><text:span text:style-name="T15"> img = document.createElement(</text:span><text:span text:style-name="T17">'img'</text:span><text:span text:style-name="T15">);</text:span></text:p>
      <text:p text:style-name="P3">                        <text:span text:style-name="T15">img.className = </text:span><text:span text:style-name="T17">'w-full h-auto rounded-lg shadow-md'</text:span><text:span text:style-name="T15">;</text:span></text:p>
      <text:p text:style-name="P3">                        <text:span text:style-name="T15">img.src = </text:span><text:span text:style-name="T17">`data:image/png;base64,</text:span><text:span text:style-name="T15">${imageData}</text:span><text:span text:style-name="T17">`</text:span><text:span text:style-name="T15">;</text:span></text:p>
      <text:p text:style-name="P3">                        <text:span text:style-name="T15">imagesContent.appendChild(img);</text:span></text:p>
      <text:p text:style-name="P3">                    <text:span text:style-name="T15">} </text:span><text:span text:style-name="T20">else</text:span><text:span text:style-name="T15"> {</text:span></text:p>
      <text:p text:style-name="P3">                        <text:span text:style-name="T15">console.error(</text:span><text:span text:style-name="T17">'Failed to generate image for prompt:'</text:span><text:span text:style-name="T15">, prompt);</text:span></text:p>
      <text:p text:style-name="P3">                    <text:span text:style-name="T15">}</text:span></text:p>
      <text:p text:style-name="P3">                <text:span text:style-name="T15">} </text:span><text:span text:style-name="T20">catch</text:span><text:span text:style-name="T15"> (error) {</text:span></text:p>
      <text:p text:style-name="P3">                    <text:span text:style-name="T15">console.error(</text:span><text:span text:style-name="T17">'Error during image generation:'</text:span><text:span text:style-name="T15">, error);</text:span></text:p>
      <text:p text:style-name="P3">                    <text:span text:style-name="T15">showMessage(</text:span><text:span text:style-name="T17">'An error occurred during image generation. Please try again.'</text:span><text:span text:style-name="T15">, </text:span><text:span text:style-name="T20">false</text:span><text:span text:style-name="T15">);</text:span></text:p>
      <text:p text:style-name="P3">                    <text:span text:style-name="T20">return</text:span><text:span text:style-name="T15">;</text:span></text:p>
      <text:p text:style-name="P3">                <text:span text:style-name="T15">}</text:span></text:p>
      <text:p text:style-name="P3">            <text:span text:style-name="T15">}</text:span></text:p>
      <text:p text:style-name="P5"/>
      <text:p text:style-name="P3">            <text:span text:style-name="T15">showMessage(</text:span><text:span text:style-name="T17">'All images generated successfully!'</text:span><text:span text:style-name="T15">, </text:span><text:span text:style-name="T20">false</text:span><text:span text:style-name="T15">);</text:span></text:p>
      <text:p text:style-name="P3">        <text:span text:style-name="T15">}</text:span></text:p>
      <text:p text:style-name="P5"/>
      <text:p text:style-name="P3">        <text:span text:style-name="T21">// Function to reset all fields and outputs</text:span></text:p>
      <text:p text:style-name="P3">        <text:span text:style-name="T20">function</text:span><text:span text:style-name="T15"> resetAll() {</text:span></text:p>
      <text:p text:style-name="P3">            <text:span text:style-name="T15">document.getElementById(</text:span><text:span text:style-name="T17">'videoTitle'</text:span><text:span text:style-name="T15">).value = </text:span><text:span text:style-name="T17">''</text:span><text:span text:style-name="T15">;</text:span></text:p>
      <text:p text:style-name="P3">            <text:span text:style-name="T15">document.getElementById(</text:span><text:span text:style-name="T17">'videoDuration'</text:span><text:span text:style-name="T15">).value = </text:span><text:span text:style-name="T17">''</text:span><text:span text:style-name="T15">;</text:span></text:p>
      <text:p text:style-name="P3">            <text:span text:style-name="T15">document.getElementById(</text:span><text:span text:style-name="T17">'socialMediaPrompt'</text:span><text:span text:style-name="T15">).value = </text:span><text:span text:style-name="T17">''</text:span><text:span text:style-name="T15">;</text:span></text:p>
      <text:p text:style-name="P3">            <text:span text:style-name="T15">document.getElementById(</text:span><text:span text:style-name="T17">'videoScript'</text:span><text:span text:style-name="T15">).value = </text:span><text:span text:style-name="T17">''</text:span><text:span text:style-name="T15">;</text:span></text:p>
      <text:p text:style-name="P3">            <text:span text:style-name="T15">document.getElementById(</text:span><text:span text:style-name="T17">'scenesContainer'</text:span><text:span text:style-name="T15">).innerHTML = </text:span><text:span text:style-name="T17">''</text:span><text:span text:style-name="T15">;</text:span></text:p>
      <text:p text:style-name="P3">            <text:span text:style-name="T15">document.getElementById(</text:span><text:span text:style-name="T17">'timelineContent'</text:span><text:span text:style-name="T15">).innerHTML = </text:span><text:span text:style-name="T17">''</text:span><text:span text:style-name="T15">;</text:span></text:p>
      <text:p text:style-name="P3">            <text:span text:style-name="T15">document.getElementById(</text:span><text:span text:style-name="T17">'imagesContent'</text:span><text:span text:style-name="T15">).innerHTML = </text:span><text:span text:style-name="T17">''</text:span><text:span text:style-name="T15">;</text:span></text:p>
      <text:p text:style-name="P3">            <text:span text:style-name="T15">document.getElementById(</text:span><text:span text:style-name="T17">'timelineOutput'</text:span><text:span text:style-name="T15">).classList.add(</text:span><text:span text:style-name="T17">'hidden'</text:span><text:span text:style-name="T15">);</text:span></text:p>
      <text:p text:style-name="P3">            <text:span text:style-name="T15">document.getElementById(</text:span><text:span text:style-name="T17">'imagesOutput'</text:span><text:span text:style-name="T15">).classList.add(</text:span><text:span text:style-name="T17">'hidden'</text:span><text:span text:style-name="T15">);</text:span></text:p>
      <text:p text:style-name="P3">            <text:span text:style-name="T15">sceneCounter = </text:span><text:span text:style-name="T22">0</text:span><text:span text:style-name="T15">;</text:span></text:p>
      <text:p text:style-name="P3"><text:soft-page-break/>            <text:span text:style-name="T15">showMessage(</text:span><text:span text:style-name="T17">'All fields have been reset.'</text:span><text:span text:style-name="T15">);</text:span></text:p>
      <text:p text:style-name="P3">        <text:span text:style-name="T15">}</text:span></text:p>
      <text:p text:style-name="P5"/>
      <text:p text:style-name="P3">    <text:span text:style-name="T9">&lt;/</text:span><text:span text:style-name="T11">script</text:span><text:span text:style-name="T9">&gt;</text:span></text:p>
      <text:p text:style-name="P1"><text:span text:style-name="T8">&lt;/</text:span><text:span text:style-name="T10">body</text:span><text:span text:style-name="T8">&gt;</text:span></text:p>
      <text:p text:style-name="P1"><text:span text:style-name="T8">&lt;/</text:span><text:span text:style-name="T10">html</text:span><text:span text:style-name="T8">&gt;</text:span></text:p>
      <text:p text:style-name="P1"/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Mono" svg:font-family="'Google Sans Mono'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ci Moore</meta:initial-creator>
    <meta:creation-date>2025-09-23T10:41:35.51</meta:creation-date>
    <dc:date>2025-09-23T11:07:33.35</dc:date>
    <dc:creator>Ricci Moore</dc:creator>
    <meta:editing-duration>PT25M57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4" meta:paragraph-count="479" meta:word-count="2233" meta:character-count="26187"/>
  </office:meta>
</office:document-meta>
</file>